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2.00pt" fo:font-weight="bold" fo:font-family="SimSun" style:font-family-asian="SimSun" style:font-family-complex="SimSun" fo:background-color="transparent" style:use-window-font-color="true"/>
    </style:style>
    <style:style style:name="T9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2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0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22.00pt" fo:font-weight="bold" fo:font-family="SimSun" style:font-family-asian="SimSun" style:font-family-complex="SimSun" fo:background-color="transparent" style:use-window-font-color="true"/>
    </style:style>
    <style:style style:name="T55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148028.85pt" style:leader-style="dash" style:leader-text="-"/>
          <style:tab-stop style:position="421116.25pt" style:type="right"/>
          <style:tab-stop style:position="84.2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148028.85pt" style:leader-style="dash" style:leader-text="-"/>
          <style:tab-stop style:position="421116.25pt" style:type="right"/>
          <style:tab-stop style:position="84.2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3339.10pt"/>
          <style:tab-stop style:position="421116.25pt" style:type="right"/>
          <style:tab-stop style:position="-5.4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3339.10pt"/>
          <style:tab-stop style:position="421116.25pt" style:type="right"/>
          <style:tab-stop style:position="-5.4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107.40pt"/>
          <style:tab-stop style:position="32891.10pt"/>
          <style:tab-stop style:position="421116.25pt" style:type="right"/>
          <style:tab-stop style:position="-5.40pt"/>
        </style:tab-stops>
      </style:paragraph-properties>
    </style:style>
    <style:style style:name="P52" style:family="paragraph">
      <style:paragraph-properties fo:line-height="105.00%" fo:text-align="left" fo:margin-bottom="8.00pt"/>
    </style:style>
    <style:style style:name="P53" style:family="paragraph">
      <style:paragraph-properties fo:line-height="105.00%" fo:text-align="left" fo:margin-bottom="8.00pt"/>
    </style:style>
    <style:style style:name="P5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55" style:family="paragraph">
      <style:paragraph-properties fo:line-height="105.00%" fo:text-align="left" fo:margin-bottom="8.00pt"/>
    </style:style>
    <style:style style:name="P56" style:family="paragraph">
      <style:paragraph-properties fo:line-height="105.00%" fo:text-align="left" fo:margin-bottom="8.00pt"/>
    </style:style>
    <style:style style:name="P5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58" style:family="paragraph">
      <style:paragraph-properties fo:line-height="105.00%" fo:text-align="left" fo:margin-bottom="8.00pt"/>
    </style:style>
    <style:style style:name="P59" style:family="paragraph">
      <style:paragraph-properties fo:line-height="105.00%" fo:text-align="left" fo:margin-bottom="8.00pt"/>
    </style:style>
    <style:style style:name="P60" style:family="paragraph">
      <style:paragraph-properties fo:line-height="105.00%" fo:text-align="left" fo:margin-bottom="8.00pt"/>
    </style:style>
    <style:style style:name="P61" style:family="paragraph">
      <style:paragraph-properties fo:line-height="105.00%" fo:text-align="left" fo:margin-bottom="8.00pt"/>
    </style:style>
    <style:style style:name="P62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3" style:family="paragraph">
      <style:paragraph-properties fo:line-height="105.00%" fo:text-align="left" fo:margin-bottom="8.00pt"/>
    </style:style>
    <style:style style:name="P64" style:family="paragraph">
      <style:paragraph-properties fo:line-height="105.00%" fo:text-align="left" fo:margin-bottom="8.00pt"/>
    </style:style>
    <style:style style:name="P65" style:family="paragraph">
      <style:paragraph-properties fo:line-height="105.00%" fo:text-align="left" fo:margin-bottom="8.00pt"/>
    </style:style>
    <style:style style:name="P66" style:family="paragraph">
      <style:paragraph-properties fo:line-height="105.00%" fo:text-align="left" fo:margin-bottom="8.00pt"/>
    </style:style>
    <style:style style:name="P67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68" style:family="paragraph">
      <style:paragraph-properties fo:line-height="105.00%" fo:text-align="left" fo:margin-bottom="8.00pt"/>
    </style:style>
    <style:style style:name="P69" style:family="paragraph">
      <style:paragraph-properties fo:line-height="105.00%" fo:text-align="left" fo:margin-bottom="8.00pt"/>
    </style:style>
    <style:style style:name="P70" style:family="paragraph">
      <style:paragraph-properties fo:line-height="105.00%" fo:text-align="left" fo:margin-bottom="8.00pt"/>
    </style:style>
    <style:style style:name="P71" style:family="paragraph">
      <style:paragraph-properties fo:line-height="105.00%" fo:text-align="left" fo:margin-bottom="8.00pt"/>
    </style:style>
    <style:style style:name="P72" style:family="paragraph">
      <style:paragraph-properties fo:line-height="100.00%" fo:text-align="left" fo:margin-bottom="8.00pt"/>
    </style:style>
    <style:style style:name="P73" style:family="paragraph">
      <style:paragraph-properties fo:line-height="100.00%" fo:text-align="left" fo:margin-bottom="8.00pt"/>
    </style:style>
    <style:style style:name="P74" style:family="paragraph">
      <style:paragraph-properties fo:line-height="100.00%" fo:text-align="left" fo:margin-bottom="8.00pt"/>
    </style:style>
    <style:style style:name="P75" style:family="paragraph">
      <style:paragraph-properties fo:line-height="100.00%" fo:text-align="left" fo:margin-bottom="8.00pt"/>
    </style:style>
    <style:style style:name="P76" style:family="paragraph">
      <style:paragraph-properties fo:line-height="100.00%" fo:text-align="left" fo:margin-bottom="8.00pt"/>
    </style:style>
    <style:style style:name="P77" style:family="paragraph">
      <style:paragraph-properties fo:line-height="100.00%" fo:text-align="left" fo:margin-bottom="8.00pt"/>
    </style:style>
    <style:style style:name="P78" style:family="paragraph">
      <style:paragraph-properties fo:line-height="100.00%" fo:text-align="left" fo:margin-bottom="8.00pt"/>
    </style:style>
    <style:style style:name="P79" style:family="paragraph">
      <style:paragraph-properties fo:line-height="105.00%" fo:text-align="left" fo:margin-bottom="8.00pt"/>
    </style:style>
    <style:style style:name="P80" style:family="paragraph">
      <style:paragraph-properties fo:line-height="100.00%" fo:text-align="left" fo:margin-bottom="8.00pt"/>
    </style:style>
    <style:style style:name="P81" style:family="paragraph">
      <style:paragraph-properties fo:line-height="105.00%" fo:text-align="left" fo:margin-bottom="8.00pt"/>
    </style:style>
    <style:style style:name="P82" style:family="paragraph">
      <style:paragraph-properties fo:line-height="100.00%" fo:text-align="left" fo:margin-bottom="8.00pt"/>
    </style:style>
    <style:style style:name="P83" style:family="paragraph">
      <style:paragraph-properties fo:line-height="105.00%" fo:text-align="left" fo:margin-bottom="8.00pt"/>
    </style:style>
    <style:style style:name="P84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1.566667in"/>
    </style:style>
    <style:style style:name="TableColumn0101" style:family="table-column">
      <style:table-column-properties style:column-width="1.566667in"/>
    </style:style>
    <style:style style:name="TableColumn0102" style:family="table-column">
      <style:table-column-properties style:column-width="1.568750in"/>
    </style:style>
    <style:style style:name="TableColumn0103" style:family="table-column">
      <style:table-column-properties style:column-width="1.565972in"/>
    </style:style>
    <style:style style:name="Table01" style:family="table">
      <style:table-properties style:width="6.26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1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2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Cell010003" style:family="table-cell">
      <style:table-cell-properties fo:border-top="0.031250in solid #000000" fo:border-left="0.031250in solid #000000" fo:border-right="0.031250in solid #000000" fo:border-bottom="0.031250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3" style:family="table-cell">
      <style:table-cell-properties fo:border-top="0.031250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Emanuela Napart</text:span><text:span text:style-name="T2"><text:tab/><text:tab/><text:tab/><text:tab/><text:tab/><text:tab/></text:span><text:span text:style-name="T3">Nr. albumu<text:s/></text:span><text:span text:style-name="T4"><text:tab/><text:tab/><text:tab/><text:tab/><text:tab/><text:tab/><text:tab/><text:tab/><text:tab/><text:tab/><text:tab/></text:span><text:span text:style-name="T5">109681</text:span></text:p>
      <text:p text:style-name="P1"><text:span text:style-name="T6"/></text:p>
      <text:p text:style-name="P1"><text:span text:style-name="T7">Zadanie 1<text:s/></text:span><text:span text:style-name="T8">–</text:span><text:span text:style-name="T9"><text:s/>Wyszukiwanie wzorców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11">Algorytm</text:span><text:span text:style-name="T12"/></text:p>
          </table:table-cell>
          <table:table-cell table:style-name="TableCell010001">
            <text:p text:style-name="P3"><text:span text:style-name="T13">Tekst</text:span><text:span text:style-name="T14"/></text:p>
          </table:table-cell>
          <table:table-cell table:style-name="TableCell010002">
            <text:p text:style-name="P3"><text:span text:style-name="T15">Wzorzec</text:span><text:span text:style-name="T16"/></text:p>
          </table:table-cell>
          <table:table-cell table:style-name="TableCell010003">
            <text:p text:style-name="P3"><text:span text:style-name="T17">Wynik z konsoli</text:span><text:span text:style-name="T18"/></text:p>
          </table:table-cell>
        </table:table-row>
        <table:table-row table:style-name="TableRow0101">
          <table:table-cell table:style-name="TableCell010100">
            <text:p text:style-name="P6"><text:span text:style-name="T19">Naiwny</text:span><text:span text:style-name="T20"/></text:p>
          </table:table-cell>
          <table:table-cell table:style-name="TableCell010101">
            <text:p text:style-name="P6"><text:span text:style-name="T21">Today the opportunity had finally come.</text:span><text:span text:style-name="T22"/></text:p>
          </table:table-cell>
          <table:table-cell table:style-name="TableCell010102">
            <text:p text:style-name="P6"><text:span text:style-name="T23">opportunity</text:span><text:span text:style-name="T24"/></text:p>
          </table:table-cell>
          <table:table-cell table:style-name="TableCell010103">
            <text:p text:style-name="P6"><text:span text:style-name="T25">Today the opportunity had </text:span></text:p>
            <text:p text:style-name="P6"><text:span text:style-name="T25">^ finally come.</text:span><text:span text:style-name="T26"/></text:p>
          </table:table-cell>
        </table:table-row>
        <table:table-row table:style-name="TableRow0102">
          <table:table-cell table:style-name="TableCell010200">
            <text:p text:style-name="P9"><text:span text:style-name="T27">Naiwny</text:span><text:span text:style-name="T28"/></text:p>
          </table:table-cell>
          <table:table-cell table:style-name="TableCell010201">
            <text:p text:style-name="P9"><text:span text:style-name="T29">Here I am plonking down senseless sentiments because it's easier to do than to work on anything particularly meaningful.</text:span><text:span text:style-name="T30"/></text:p>
          </table:table-cell>
          <table:table-cell table:style-name="TableCell010202">
            <text:p text:style-name="P9"><text:span text:style-name="T31">senseless</text:span><text:span text:style-name="T32"/></text:p>
          </table:table-cell>
          <table:table-cell table:style-name="TableCell010203">
            <text:p text:style-name="P9"><text:span text:style-name="T33">Here I am plonking down senseless sentim^ents because it's easier to do than to work on anything particularly meaningful.</text:span><text:span text:style-name="T34"/></text:p>
          </table:table-cell>
        </table:table-row>
        <table:table-row table:style-name="TableRow0103">
          <table:table-cell table:style-name="TableCell010300">
            <text:p text:style-name="P11"><text:span text:style-name="T35">Naiwny</text:span><text:span text:style-name="T36"/></text:p>
          </table:table-cell>
          <table:table-cell table:style-name="TableCell010301">
            <text:p text:style-name="P11"><text:span text:style-name="T37">Wandering down the path to the pond had become a daily routine.</text:span><text:span text:style-name="T38"/></text:p>
          </table:table-cell>
          <table:table-cell table:style-name="TableCell010302">
            <text:p text:style-name="P11"><text:span text:style-name="T39">wandering</text:span><text:span text:style-name="T40"/></text:p>
          </table:table-cell>
          <table:table-cell table:style-name="TableCell010303">
            <text:p text:style-name="P11"><text:span text:style-name="T41">Wandering down the ^path to the pond had become a daily routine.</text:span><text:span text:style-name="T42"/></text:p>
          </table:table-cell>
        </table:table-row>
        <table:table-row table:style-name="TableRow0104">
          <table:table-cell table:style-name="TableCell010400">
            <text:p text:style-name="P13"><text:span text:style-name="T43">Naiwny</text:span><text:span text:style-name="T44"/></text:p>
          </table:table-cell>
          <table:table-cell table:style-name="TableCell010401">
            <text:p text:style-name="P13"><text:span text:style-name="T45">The chair sat in the corner where it had been for over 25 years.</text:span><text:span text:style-name="T46"/></text:p>
          </table:table-cell>
          <table:table-cell table:style-name="TableCell010402">
            <text:p text:style-name="P13"><text:span text:style-name="T47">chair</text:span><text:span text:style-name="T48"/></text:p>
          </table:table-cell>
          <table:table-cell table:style-name="TableCell010403">
            <text:p text:style-name="P13"><text:span text:style-name="T49">The chair sat in the corn^er where it had been for over 25 years.</text:span><text:span text:style-name="T50"/></text:p>
          </table:table-cell>
        </table:table-row>
        <table:table-row table:style-name="TableRow0105">
          <table:table-cell table:style-name="TableCell010500">
            <text:p text:style-name="P15"><text:span text:style-name="T51">Naiwny</text:span><text:span text:style-name="T52"/></text:p>
          </table:table-cell>
          <table:table-cell table:style-name="TableCell010501">
            <text:p text:style-name="P15"><text:span text:style-name="T53">They all thought it was a good idea at the time.</text:span><text:span text:style-name="T54"/></text:p>
          </table:table-cell>
          <table:table-cell table:style-name="TableCell010502">
            <text:p text:style-name="P15"><text:span text:style-name="T55">idea</text:span><text:span text:style-name="T56"/></text:p>
          </table:table-cell>
          <table:table-cell table:style-name="TableCell010503">
            <text:p text:style-name="P15"><text:span text:style-name="T57">They all thought it was a good idea at the time.<text:s text:c="5"/>^</text:span><text:span text:style-name="T58"/></text:p>
          </table:table-cell>
        </table:table-row>
        <table:table-row table:style-name="TableRow0106">
          <table:table-cell table:style-name="TableCell010600">
            <text:p text:style-name="P17"><text:span text:style-name="T59">Morrisa-Pratta</text:span><text:span text:style-name="T60"/></text:p>
          </table:table-cell>
          <table:table-cell table:style-name="TableCell010601">
            <text:p text:style-name="P17"><text:span text:style-name="T61">Today the opportunity had finally come.</text:span><text:span text:style-name="T62"/></text:p>
          </table:table-cell>
          <table:table-cell table:style-name="TableCell010602">
            <text:p text:style-name="P17"><text:span text:style-name="T63">opportunity</text:span><text:span text:style-name="T64"/></text:p>
          </table:table-cell>
          <table:table-cell table:style-name="TableCell010603">
            <text:p text:style-name="P18"><text:span text:style-name="T65">Position found = 11</text:span><text:span text:style-name="T66"/></text:p>
          </table:table-cell>
        </table:table-row>
        <table:table-row table:style-name="TableRow0107">
          <table:table-cell table:style-name="TableCell010700">
            <text:p text:style-name="P20"><text:span text:style-name="T67">Morrisa-Pratta</text:span><text:span text:style-name="T68"/></text:p>
          </table:table-cell>
          <table:table-cell table:style-name="TableCell010701">
            <text:p text:style-name="P20"><text:span text:style-name="T69">Here I am plonking down senseless sentiments because it's easier to do than to work on anything particularly meaningful.</text:span><text:span text:style-name="T70"/></text:p>
          </table:table-cell>
          <table:table-cell table:style-name="TableCell010702">
            <text:p text:style-name="P20"><text:span text:style-name="T71">senseless</text:span><text:span text:style-name="T72"/></text:p>
          </table:table-cell>
          <table:table-cell table:style-name="TableCell010703">
            <text:p text:style-name="P21"><text:span text:style-name="T73">Position found = 25</text:span><text:span text:style-name="T74"/></text:p>
          </table:table-cell>
        </table:table-row>
        <table:table-row table:style-name="TableRow0108">
          <table:table-cell table:style-name="TableCell010800">
            <text:p text:style-name="P23"><text:span text:style-name="T75">Morrisa-Pratta</text:span><text:span text:style-name="T76"/></text:p>
          </table:table-cell>
          <table:table-cell table:style-name="TableCell010801">
            <text:p text:style-name="P23"><text:span text:style-name="T77">Wandering down the path to the pond had become a daily routine.</text:span><text:span text:style-name="T78"/></text:p>
          </table:table-cell>
          <table:table-cell table:style-name="TableCell010802">
            <text:p text:style-name="P23"><text:span text:style-name="T79">wandering</text:span><text:span text:style-name="T80"/></text:p>
          </table:table-cell>
          <table:table-cell table:style-name="TableCell010803">
            <text:p text:style-name="P24"><text:span text:style-name="T81">Position found = 0</text:span><text:span text:style-name="T82"/></text:p>
          </table:table-cell>
        </table:table-row>
        <table:table-row table:style-name="TableRow0109">
          <table:table-cell table:style-name="TableCell010900">
            <text:p text:style-name="P26"><text:span text:style-name="T83">Morrisa-Pratta</text:span><text:span text:style-name="T84"/></text:p>
          </table:table-cell>
          <table:table-cell table:style-name="TableCell010901">
            <text:p text:style-name="P26"><text:span text:style-name="T85">The chair sat in the corner where it had been for over 25 years.</text:span><text:span text:style-name="T86"/></text:p>
          </table:table-cell>
          <table:table-cell table:style-name="TableCell010902">
            <text:p text:style-name="P26"><text:span text:style-name="T87">chair</text:span><text:span text:style-name="T88"/></text:p>
          </table:table-cell>
          <table:table-cell table:style-name="TableCell010903">
            <text:p text:style-name="P27"><text:span text:style-name="T89">Position found = 5</text:span><text:span text:style-name="T90"/></text:p>
          </table:table-cell>
        </table:table-row>
        <table:table-row table:style-name="TableRow0110">
          <table:table-cell table:style-name="TableCell011000">
            <text:p text:style-name="P29"><text:span text:style-name="T91">Morrisa-Pratta</text:span><text:span text:style-name="T92"/></text:p>
          </table:table-cell>
          <table:table-cell table:style-name="TableCell011001">
            <text:p text:style-name="P29"><text:span text:style-name="T93">They all thought it was a good idea at the time.</text:span><text:span text:style-name="T94"/></text:p>
          </table:table-cell>
          <table:table-cell table:style-name="TableCell011002">
            <text:p text:style-name="P29"><text:span text:style-name="T95">idea</text:span><text:span text:style-name="T96"/></text:p>
          </table:table-cell>
          <table:table-cell table:style-name="TableCell011003">
            <text:p text:style-name="P30"><text:span text:style-name="T97">Position found = 32</text:span><text:span text:style-name="T98"/></text:p>
          </table:table-cell>
        </table:table-row>
        <table:table-row table:style-name="TableRow0111">
          <table:table-cell table:style-name="TableCell011100">
            <text:p text:style-name="P32"><text:span text:style-name="T99">Knutha-Morrisa-Pratta</text:span><text:span text:style-name="T100"/></text:p>
          </table:table-cell>
          <table:table-cell table:style-name="TableCell011101">
            <text:p text:style-name="P32"><text:span text:style-name="T101">Today the opportunity had finally come.</text:span><text:span text:style-name="T102"/></text:p>
          </table:table-cell>
          <table:table-cell table:style-name="TableCell011102">
            <text:p text:style-name="P32"><text:span text:style-name="T103">opportunity</text:span><text:span text:style-name="T104"/></text:p>
          </table:table-cell>
          <table:table-cell table:style-name="TableCell011103">
            <text:p text:style-name="P32"><text:span text:style-name="T105">Today the opportunity had </text:span></text:p>
            <text:p text:style-name="P32"><text:span text:style-name="T105">^ finally come.</text:span><text:span text:style-name="T106"/></text:p>
          </table:table-cell>
        </table:table-row>
        <table:table-row table:style-name="TableRow0112">
          <table:table-cell table:style-name="TableCell011200">
            <text:p text:style-name="P34"><text:span text:style-name="T107">Knutha-Morrisa-Pratta</text:span><text:span text:style-name="T108"/></text:p>
          </table:table-cell>
          <table:table-cell table:style-name="TableCell011201">
            <text:p text:style-name="P34"><text:span text:style-name="T109">Here I am plonking down senseless sentiments because it's easier to do than to work on anything particularly meaningful.</text:span><text:span text:style-name="T110"/></text:p>
          </table:table-cell>
          <table:table-cell table:style-name="TableCell011202">
            <text:p text:style-name="P34"><text:span text:style-name="T111">senseless</text:span><text:span text:style-name="T112"/></text:p>
          </table:table-cell>
          <table:table-cell table:style-name="TableCell011203">
            <text:p text:style-name="P34"><text:span text:style-name="T113">Here I am plonking down senseless sentim^ents because it's easier to do than to work on anything particularly meaningful.</text:span><text:span text:style-name="T114"/></text:p>
          </table:table-cell>
        </table:table-row>
        <table:table-row table:style-name="TableRow0113">
          <table:table-cell table:style-name="TableCell011300">
            <text:p text:style-name="P36"><text:span text:style-name="T115">Knutha-Morrisa-Pratta</text:span><text:span text:style-name="T116"/></text:p>
          </table:table-cell>
          <table:table-cell table:style-name="TableCell011301">
            <text:p text:style-name="P36"><text:span text:style-name="T117">Wandering down the path to the pond had become a daily routine.</text:span><text:span text:style-name="T118"/></text:p>
          </table:table-cell>
          <table:table-cell table:style-name="TableCell011302">
            <text:p text:style-name="P36"><text:span text:style-name="T119">wandering</text:span><text:span text:style-name="T120"/></text:p>
          </table:table-cell>
          <table:table-cell table:style-name="TableCell011303">
            <text:p text:style-name="P36"><text:span text:style-name="T121">Wandering down the ^path to the pond had become a daily routine.</text:span><text:span text:style-name="T122"/></text:p>
          </table:table-cell>
        </table:table-row>
        <table:table-row table:style-name="TableRow0114">
          <table:table-cell table:style-name="TableCell011400">
            <text:p text:style-name="P38"><text:span text:style-name="T123">Knutha-Morrisa-Pratta</text:span><text:span text:style-name="T124"/></text:p>
          </table:table-cell>
          <table:table-cell table:style-name="TableCell011401">
            <text:p text:style-name="P38"><text:span text:style-name="T125">The chair sat in the corner where it had been for over 25 years.</text:span><text:span text:style-name="T126"/></text:p>
          </table:table-cell>
          <table:table-cell table:style-name="TableCell011402">
            <text:p text:style-name="P38"><text:span text:style-name="T127">chair</text:span><text:span text:style-name="T128"/></text:p>
          </table:table-cell>
          <table:table-cell table:style-name="TableCell011403">
            <text:p text:style-name="P38"><text:span text:style-name="T129">The chair sat in the corn^er where it had been for over 25 years.</text:span><text:span text:style-name="T130"/></text:p>
          </table:table-cell>
        </table:table-row>
        <table:table-row table:style-name="TableRow0115">
          <table:table-cell table:style-name="TableCell011500">
            <text:p text:style-name="P40"><text:span text:style-name="T131">Knutha-Morrisa-Pratta</text:span><text:span text:style-name="T132"/></text:p>
          </table:table-cell>
          <table:table-cell table:style-name="TableCell011501">
            <text:p text:style-name="P40"><text:span text:style-name="T133">They all thought it was a good idea at the time.</text:span><text:span text:style-name="T134"/></text:p>
          </table:table-cell>
          <table:table-cell table:style-name="TableCell011502">
            <text:p text:style-name="P40"><text:span text:style-name="T135">idea</text:span><text:span text:style-name="T136"/></text:p>
          </table:table-cell>
          <table:table-cell table:style-name="TableCell011503">
            <text:p text:style-name="P40"><text:span text:style-name="T137">They all thought it was a good idea at the time.<text:s text:c="5"/>^</text:span><text:span text:style-name="T138"/></text:p>
          </table:table-cell>
        </table:table-row>
        <table:table-row table:style-name="TableRow0116">
          <table:table-cell table:style-name="TableCell011600">
            <text:p text:style-name="P42"><text:span text:style-name="T139">Boyera-Moora</text:span><text:span text:style-name="T140"/></text:p>
          </table:table-cell>
          <table:table-cell table:style-name="TableCell011601">
            <text:p text:style-name="P42"><text:span text:style-name="T141">Today the opportunity had finally come.</text:span><text:span text:style-name="T142"/></text:p>
          </table:table-cell>
          <table:table-cell table:style-name="TableCell011602">
            <text:p text:style-name="P42"><text:span text:style-name="T143">opportunity</text:span><text:span text:style-name="T144"/></text:p>
          </table:table-cell>
          <table:table-cell table:style-name="TableCell011603">
            <text:p text:style-name="P42"><text:span text:style-name="T145">Today the opportunity had </text:span></text:p>
            <text:p text:style-name="P42"><text:span text:style-name="T145">^ finally come.</text:span><text:span text:style-name="T146"/></text:p>
          </table:table-cell>
        </table:table-row>
        <table:table-row table:style-name="TableRow0117">
          <table:table-cell table:style-name="TableCell011700">
            <text:p text:style-name="P44"><text:span text:style-name="T147">Boyera-Moora</text:span><text:span text:style-name="T148"/></text:p>
          </table:table-cell>
          <table:table-cell table:style-name="TableCell011701">
            <text:p text:style-name="P44"><text:span text:style-name="T149">Here I am plonking down senseless sentiments because it's easier to do than to work on anything particularly meaningful.</text:span><text:span text:style-name="T150"/></text:p>
          </table:table-cell>
          <table:table-cell table:style-name="TableCell011702">
            <text:p text:style-name="P44"><text:span text:style-name="T151">senseless</text:span><text:span text:style-name="T152"/></text:p>
          </table:table-cell>
          <table:table-cell table:style-name="TableCell011703">
            <text:p text:style-name="P44"><text:span text:style-name="T153">Here I am plonking down senseless sentim^ents because it's easier to do than to work on anything particularly meaningful.</text:span><text:span text:style-name="T154"/></text:p>
          </table:table-cell>
        </table:table-row>
        <table:table-row table:style-name="TableRow0118">
          <table:table-cell table:style-name="TableCell011800">
            <text:p text:style-name="P46"><text:span text:style-name="T155">Boyera-Moora</text:span><text:span text:style-name="T156"/></text:p>
          </table:table-cell>
          <table:table-cell table:style-name="TableCell011801">
            <text:p text:style-name="P46"><text:span text:style-name="T157">Wandering down the path to the pond had become a daily routine.</text:span><text:span text:style-name="T158"/></text:p>
          </table:table-cell>
          <table:table-cell table:style-name="TableCell011802">
            <text:p text:style-name="P46"><text:span text:style-name="T159">wandering</text:span><text:span text:style-name="T160"/></text:p>
          </table:table-cell>
          <table:table-cell table:style-name="TableCell011803">
            <text:p text:style-name="P46"><text:span text:style-name="T161">Wandering down the ^path to the pond had become a daily routine.</text:span><text:span text:style-name="T162"/></text:p>
          </table:table-cell>
        </table:table-row>
        <table:table-row table:style-name="TableRow0119">
          <table:table-cell table:style-name="TableCell011900">
            <text:p text:style-name="P48"><text:span text:style-name="T163">Boyera-Moora</text:span><text:span text:style-name="T164"/></text:p>
          </table:table-cell>
          <table:table-cell table:style-name="TableCell011901">
            <text:p text:style-name="P48"><text:span text:style-name="T165">The chair sat in the corner where it had been for over 25 years.</text:span><text:span text:style-name="T166"/></text:p>
          </table:table-cell>
          <table:table-cell table:style-name="TableCell011902">
            <text:p text:style-name="P48"><text:span text:style-name="T167">chair</text:span><text:span text:style-name="T168"/></text:p>
          </table:table-cell>
          <table:table-cell table:style-name="TableCell011903">
            <text:p text:style-name="P48"><text:span text:style-name="T169">The chair sat in the corn^er where it had been for over 25 years.</text:span><text:span text:style-name="T170"/></text:p>
          </table:table-cell>
        </table:table-row>
        <table:table-row table:style-name="TableRow0120">
          <table:table-cell table:style-name="TableCell012000">
            <text:p text:style-name="P50"><text:span text:style-name="T171">Boyera-Moora</text:span><text:span text:style-name="T172"/></text:p>
          </table:table-cell>
          <table:table-cell table:style-name="TableCell012001">
            <text:p text:style-name="P50"><text:span text:style-name="T173">They all thought it was a good idea at the time.</text:span><text:span text:style-name="T174"/></text:p>
          </table:table-cell>
          <table:table-cell table:style-name="TableCell012002">
            <text:p text:style-name="P50"><text:span text:style-name="T175">idea</text:span><text:span text:style-name="T176"/></text:p>
          </table:table-cell>
          <table:table-cell table:style-name="TableCell012003">
            <text:p text:style-name="P50"><text:span text:style-name="T177">They all thought it was a good idea at the time.<text:s text:c="5"/>^</text:span><text:span text:style-name="T178"/></text:p>
          </table:table-cell>
        </table:table-row>
      </table:table>
      <text:p text:style-name="P52"><text:span text:style-name="T178"/></text:p>
      <text:p text:style-name="P53"><text:span text:style-name="T179">Dyskusja na temat algorytmu Naiwnego</text:span></text:p>
      <text:p text:style-name="P53"><text:span text:style-name="T180">Z</text:span><text:span text:style-name="T181">łożoność obliczeniowa: Jeśli uznamy ilość znaków w przeszukiwanym tekście jako N, a ilość znagów w wzorcu jako M, to złożoność obliczeniowa będzie wynosić N * M. Oznacza to </text:span></text:p>
      <text:p text:style-name="P53"><text:span text:style-name="T182">Zalety: Ma mniejsz</text:span><text:span text:style-name="T183">ą złożoność obliczeniową niż niektóre inne algorytmy w przypadku krótkich tekstów, łatwy w implemtentcji.</text:span></text:p>
      <text:p text:style-name="P53"><text:span text:style-name="T184">Wady:</text:span><text:span text:style-name="T185"><text:s/></text:span><text:span text:style-name="T186">Jest to jeden z wolniejszych algorytmów, i nie zbytnio u</text:span><text:span text:style-name="T187">żyteczny w przypadku długich tekstów, lepszy jest np. algorytm Boyera-Moora.</text:span></text:p>
      <text:p text:style-name="P53"><text:span text:style-name="T188">Algorytm naiwny przed modyfikacj</text:span><text:span text:style-name="T189">ą<text:s/></text:span><text:span text:style-name="T190">(</text:span><text:a xlink:href="https://eduinf.waw.pl/inf/alg/001_search/0046.php"><text:span text:style-name="T191">https://eduinf.waw.pl/inf/alg/001_search/0046.php</text:span></text:a><text:span text:style-name="T192">)</text:span></text:p>
      <text:p text:style-name="P54"><text:span text:style-name="T193">// Algorytm WWN z wartownikami</text:span></text:p>
      <text:p text:style-name="P54"><text:span text:style-name="T193">// Data:<text:s text:c="3"/>30.05.2008</text:span></text:p>
      <text:p text:style-name="P54"><text:span text:style-name="T193">// (C)2020 mgr Jerzy Wa</text:span><text:span text:style-name="T194">łaszek</text:span></text:p>
      <text:p text:style-name="P54"><text:span text:style-name="T195">//-----------------------------</text:span></text:p>
      <text:p text:style-name="P54"><text:span text:style-name="T196"/></text:p>
      <text:p text:style-name="P54"><text:span text:style-name="T197">#include &lt;iostream&gt;</text:span></text:p>
      <text:p text:style-name="P54"><text:span text:style-name="T197">#include &lt;cstdlib&gt;</text:span></text:p>
      <text:p text:style-name="P54"><text:span text:style-name="T197">#include &lt;time.h&gt;</text:span></text:p>
      <text:p text:style-name="P54"><text:span text:style-name="T198"/></text:p>
      <text:p text:style-name="P54"><text:span text:style-name="T199">using namespace std;</text:span></text:p>
      <text:p text:style-name="P54"><text:span text:style-name="T200"/></text:p>
      <text:p text:style-name="P54"><text:span text:style-name="T201">int main( )</text:span></text:p>
      <text:p text:style-name="P54"><text:span text:style-name="T201">{</text:span></text:p>
      <text:p text:style-name="P54"><text:span text:style-name="T201"><text:s text:c="2"/>string s, p;</text:span></text:p>
      <text:p text:style-name="P54"><text:span text:style-name="T201"><text:s text:c="2"/>int i, j;</text:span></text:p>
      <text:p text:style-name="P54"><text:span text:style-name="T202"/></text:p>
      <text:p text:style-name="P54"><text:span text:style-name="T203"><text:s text:c="2"/>srand ( ( unsigned )time ( NULL ) );</text:span></text:p>
      <text:p text:style-name="P54"><text:span text:style-name="T204"/></text:p>
      <text:p text:style-name="P54"><text:span text:style-name="T205"><text:s text:c="2"/>// generujemy<text:s/></text:span><text:span text:style-name="T206">łańcuch</text:span></text:p>
      <text:p text:style-name="P54"><text:span text:style-name="T207"/></text:p>
      <text:p text:style-name="P54"><text:span text:style-name="T208"><text:s text:c="2"/>s = "";</text:span></text:p>
      <text:p text:style-name="P54"><text:span text:style-name="T208"><text:s text:c="2"/>for( i = 0; i &lt; 60; i++ ) s += char ( 65 + ( rand( ) % 3 ) );</text:span></text:p>
      <text:p text:style-name="P54"><text:span text:style-name="T209"/></text:p>
      <text:p text:style-name="P54"><text:span text:style-name="T210"><text:s text:c="2"/>// generujemy wzorzec</text:span></text:p>
      <text:p text:style-name="P54"><text:span text:style-name="T211"/></text:p>
      <text:p text:style-name="P54"><text:span text:style-name="T212"><text:s text:c="2"/>p = "";</text:span></text:p>
      <text:p text:style-name="P54"><text:span text:style-name="T212"><text:s text:c="2"/>for( i = 0; i &lt; 3; i++ ) p += char ( 65 + ( rand( ) % 3 ) );</text:span></text:p>
      <text:p text:style-name="P54"><text:span text:style-name="T213"/></text:p>
      <text:p text:style-name="P54"><text:span text:style-name="T214"><text:s text:c="2"/>// wypisujemy wzorzec</text:span></text:p>
      <text:p text:style-name="P54"><text:span text:style-name="T215"/></text:p>
      <text:p text:style-name="P54"><text:span text:style-name="T216"><text:s text:c="2"/>cout &lt;&lt; p &lt;&lt; endl; </text:span></text:p>
      <text:p text:style-name="P54"><text:span text:style-name="T217"/></text:p>
      <text:p text:style-name="P54"><text:span text:style-name="T218"><text:s text:c="2"/>// wypisujemy<text:s/></text:span><text:span text:style-name="T219">łańcuch</text:span></text:p>
      <text:p text:style-name="P54"><text:span text:style-name="T220"/></text:p>
      <text:p text:style-name="P54"><text:span text:style-name="T221"><text:s text:c="2"/>cout &lt;&lt; s &lt;&lt; endl;</text:span></text:p>
      <text:p text:style-name="P54"><text:span text:style-name="T222"/></text:p>
      <text:p text:style-name="P54"><text:span text:style-name="T223"><text:s text:c="2"/>// dodajemy wartowników</text:span></text:p>
      <text:p text:style-name="P54"><text:span text:style-name="T224"/></text:p>
      <text:p text:style-name="P54"><text:span text:style-name="T225"><text:s text:c="2"/>s += "X"; p += "Y";</text:span></text:p>
      <text:p text:style-name="P54"><text:span text:style-name="T226"/></text:p>
      <text:p text:style-name="P54"><text:span text:style-name="T227"><text:s text:c="2"/>// szukamy wzorca w<text:s/></text:span><text:span text:style-name="T228">łańcuchu</text:span></text:p>
      <text:p text:style-name="P54"><text:span text:style-name="T229"/></text:p>
      <text:p text:style-name="P54"><text:span text:style-name="T230"><text:s text:c="2"/>for( i = 0; i &lt; 58; i++ )</text:span></text:p>
      <text:p text:style-name="P54"><text:span text:style-name="T230"><text:s text:c="2"/>{</text:span></text:p>
      <text:p text:style-name="P54"><text:span text:style-name="T230"><text:s text:c="4"/>for( j = 0; s [ i + j ] == p [ j ]; j++ ) ;</text:span></text:p>
      <text:p text:style-name="P54"><text:span text:style-name="T230"><text:s text:c="4"/>cout &lt;&lt; ( j == 3 ? "^": " " );</text:span></text:p>
      <text:p text:style-name="P54"><text:span text:style-name="T230"><text:s text:c="2"/>}</text:span></text:p>
      <text:p text:style-name="P54"><text:span text:style-name="T231"/></text:p>
      <text:p text:style-name="P54"><text:span text:style-name="T232"><text:s text:c="2"/>cout &lt;&lt; endl &lt;&lt; endl;</text:span></text:p>
      <text:p text:style-name="P54"><text:span text:style-name="T232"><text:s text:c="2"/>return 0;</text:span></text:p>
      <text:p text:style-name="P54"><text:span text:style-name="T232">} </text:span></text:p>
      <text:p text:style-name="P55"><text:span text:style-name="T233"/></text:p>
      <text:p text:style-name="P56"><text:span text:style-name="T234">Algorytm naiwny po modyfikacji </text:span></text:p>
      <text:p text:style-name="P56"><text:span text:style-name="T235">// Algorytm WWN z wartownikami</text:span></text:p>
      <text:p text:style-name="P56"><text:span text:style-name="T235">// Data:<text:s text:c="3"/>30.05.2008</text:span></text:p>
      <text:p text:style-name="P56"><text:span text:style-name="T235">// (C)2020 mgr Jerzy Wa</text:span><text:span text:style-name="T236">łaszek</text:span></text:p>
      <text:p text:style-name="P56"><text:span text:style-name="T237">//-----------------------------</text:span></text:p>
      <text:p text:style-name="P56"><text:span text:style-name="T238"/></text:p>
      <text:p text:style-name="P56"><text:span text:style-name="T239">#include &lt;iostream&gt;</text:span></text:p>
      <text:p text:style-name="P56"><text:span text:style-name="T239">#include &lt;cstdlib&gt;</text:span></text:p>
      <text:p text:style-name="P56"><text:span text:style-name="T239">#include &lt;time.h&gt;</text:span></text:p>
      <text:p text:style-name="P56"><text:span text:style-name="T240"/></text:p>
      <text:p text:style-name="P56"><text:span text:style-name="T241">using namespace std;</text:span></text:p>
      <text:p text:style-name="P56"><text:span text:style-name="T241">int main( )</text:span></text:p>
      <text:p text:style-name="P56"><text:span text:style-name="T241">{</text:span></text:p>
      <text:p text:style-name="P56"><text:span text:style-name="T241"><text:s text:c="2"/>string s, p;</text:span></text:p>
      <text:p text:style-name="P56"><text:span text:style-name="T241"><text:s text:c="2"/>int i, j;</text:span></text:p>
      <text:p text:style-name="P56"><text:span text:style-name="T242"/></text:p>
      <text:p text:style-name="P56"><text:span text:style-name="T243"><text:s text:c="2"/>srand ( ( unsigned )time ( NULL ) );</text:span></text:p>
      <text:p text:style-name="P56"><text:span text:style-name="T244"/></text:p>
      <text:p text:style-name="P56"><text:span text:style-name="T245"><text:s text:c="2"/>// generujemy<text:s/></text:span><text:span text:style-name="T246">łańcuch</text:span></text:p>
      <text:p text:style-name="P56"><text:span text:style-name="T247"><text:s text:c="2"/>s = "Today the opportunity had finally come.";</text:span></text:p>
      <text:p text:style-name="P56"><text:span text:style-name="T247"><text:s text:c="2"/>const int N = s.length();</text:span></text:p>
      <text:p text:style-name="P56"><text:span text:style-name="T248"/></text:p>
      <text:p text:style-name="P56"><text:span text:style-name="T249"><text:s text:c="2"/>// generujemy wzorzec</text:span></text:p>
      <text:p text:style-name="P56"><text:span text:style-name="T249"><text:s text:c="2"/>p = "opportunity";</text:span></text:p>
      <text:p text:style-name="P56"><text:span text:style-name="T249"><text:s text:c="2"/>const int M = p.length();</text:span></text:p>
      <text:p text:style-name="P56"><text:span text:style-name="T250"/></text:p>
      <text:p text:style-name="P56"><text:span text:style-name="T251"><text:s text:c="2"/>// wypisujemy wzorzec</text:span></text:p>
      <text:p text:style-name="P56"><text:span text:style-name="T251"><text:s text:c="2"/>cout &lt;&lt; p &lt;&lt; endl; </text:span></text:p>
      <text:p text:style-name="P56"><text:span text:style-name="T252"/></text:p>
      <text:p text:style-name="P56"><text:span text:style-name="T253"><text:s text:c="2"/>// wypisujemy<text:s/></text:span><text:span text:style-name="T254">łańcuch</text:span></text:p>
      <text:p text:style-name="P56"><text:span text:style-name="T255"><text:s text:c="2"/>cout &lt;&lt; s &lt;&lt; endl;</text:span></text:p>
      <text:p text:style-name="P56"><text:span text:style-name="T256"/></text:p>
      <text:p text:style-name="P56"><text:span text:style-name="T257"><text:s text:c="2"/>// dodajemy wartowników</text:span></text:p>
      <text:p text:style-name="P56"><text:span text:style-name="T257"><text:s text:c="2"/>s += "X"; p += "Y";</text:span></text:p>
      <text:p text:style-name="P56"><text:span text:style-name="T258"/></text:p>
      <text:p text:style-name="P56"><text:span text:style-name="T259"><text:s text:c="2"/>// szukamy wzorca w<text:s/></text:span><text:span text:style-name="T260">łańcuchu</text:span></text:p>
      <text:p text:style-name="P56"><text:span text:style-name="T261"><text:s text:c="2"/>for( i = 0; i &lt; N; i++ )</text:span></text:p>
      <text:p text:style-name="P56"><text:span text:style-name="T261"><text:s text:c="2"/>{</text:span></text:p>
      <text:p text:style-name="P56"><text:span text:style-name="T261"><text:s text:c="4"/>for( j = 0; s [ i + j ] == p [ j ]; j++ ) ;</text:span></text:p>
      <text:p text:style-name="P56"><text:span text:style-name="T261"><text:s text:c="4"/>cout &lt;&lt; ( j == M ? "^": " " );</text:span></text:p>
      <text:p text:style-name="P56"><text:span text:style-name="T261"><text:s text:c="2"/>}</text:span></text:p>
      <text:p text:style-name="P56"><text:span text:style-name="T262"/></text:p>
      <text:p text:style-name="P56"><text:span text:style-name="T263"><text:s text:c="2"/>cout &lt;&lt; endl &lt;&lt; endl;</text:span></text:p>
      <text:p text:style-name="P56"><text:span text:style-name="T263"><text:s text:c="2"/>return 0;</text:span></text:p>
      <text:p text:style-name="P56"><text:span text:style-name="T263">} </text:span></text:p>
      <text:p text:style-name="P56"><text:span text:style-name="T264">Algorytm Morrisa-Pratta przed modyfikacj</text:span><text:span text:style-name="T265">ą<text:s/></text:span><text:span text:style-name="T266">(</text:span><text:a xlink:href="https://eduinf.waw.pl/inf/alg/001_search/0048.php"><text:span text:style-name="T267">https://eduinf.waw.pl/inf/alg/001_search/0048.php</text:span></text:a><text:span text:style-name="T268">)</text:span></text:p>
      <text:p text:style-name="P57"><text:span text:style-name="T269">// Wyszukiwanie wzorca algorytmem MP</text:span></text:p>
      <text:p text:style-name="P57"><text:span text:style-name="T269">// Data:<text:s text:c="2"/>3.06.2008</text:span></text:p>
      <text:p text:style-name="P57"><text:span text:style-name="T269">// (C)2020 mgr Jerzy Wa</text:span><text:span text:style-name="T270">łaszek</text:span></text:p>
      <text:p text:style-name="P57"><text:span text:style-name="T271">//-----------------------------</text:span></text:p>
      <text:p text:style-name="P57"><text:span text:style-name="T272"/></text:p>
      <text:p text:style-name="P57"><text:span text:style-name="T273">#include &lt;iostream&gt;</text:span></text:p>
      <text:p text:style-name="P57"><text:span text:style-name="T273">#include &lt;string&gt;</text:span></text:p>
      <text:p text:style-name="P57"><text:span text:style-name="T273">#include &lt;cstdlib&gt;</text:span></text:p>
      <text:p text:style-name="P57"><text:span text:style-name="T273">#include &lt;time.h&gt;</text:span></text:p>
      <text:p text:style-name="P57"><text:span text:style-name="T274"/></text:p>
      <text:p text:style-name="P57"><text:span text:style-name="T275">using namespace std;</text:span></text:p>
      <text:p text:style-name="P57"><text:span text:style-name="T276"/></text:p>
      <text:p text:style-name="P57"><text:span text:style-name="T277">const int N = 79;<text:s text:c="2"/>// d</text:span><text:span text:style-name="T278">ługość łańcucha s</text:span></text:p>
      <text:p text:style-name="P57"><text:span text:style-name="T279">const int M =<text:s text:c="2"/>5;<text:s text:c="2"/>// d</text:span><text:span text:style-name="T280">ługość wzorca p</text:span></text:p>
      <text:p text:style-name="P57"><text:span text:style-name="T281"/></text:p>
      <text:p text:style-name="P57"><text:span text:style-name="T282">int main( )</text:span></text:p>
      <text:p text:style-name="P57"><text:span text:style-name="T282">{</text:span></text:p>
      <text:p text:style-name="P57"><text:span text:style-name="T282"><text:s text:c="2"/>string s, p;</text:span></text:p>
      <text:p text:style-name="P57"><text:span text:style-name="T282"><text:s text:c="2"/>int PI [ M + 1 ], i, b, pp;</text:span></text:p>
      <text:p text:style-name="P57"><text:span text:style-name="T283"/></text:p>
      <text:p text:style-name="P57"><text:span text:style-name="T284"><text:s text:c="2"/>srand ( ( unsigned )time ( NULL ) );</text:span></text:p>
      <text:p text:style-name="P57"><text:span text:style-name="T285"/></text:p>
      <text:p text:style-name="P57"><text:span text:style-name="T286"><text:s text:c="2"/>// generujemy<text:s/></text:span><text:span text:style-name="T287">łańcuch s</text:span></text:p>
      <text:p text:style-name="P57"><text:span text:style-name="T288"/></text:p>
      <text:p text:style-name="P57"><text:span text:style-name="T289"><text:s text:c="2"/>s = "";</text:span></text:p>
      <text:p text:style-name="P57"><text:span text:style-name="T289"><text:s text:c="2"/>for( i = 0; i &lt; N; i++ ) s += 65 + rand( ) % 2;</text:span></text:p>
      <text:p text:style-name="P57"><text:span text:style-name="T290"/></text:p>
      <text:p text:style-name="P57"><text:span text:style-name="T291"><text:s text:c="2"/>// generujemy wzorzec</text:span></text:p>
      <text:p text:style-name="P57"><text:span text:style-name="T292"/></text:p>
      <text:p text:style-name="P57"><text:span text:style-name="T293"><text:s text:c="2"/>p = "";</text:span></text:p>
      <text:p text:style-name="P57"><text:span text:style-name="T293"><text:s text:c="2"/>for( i = 0; i &lt; M; i++ ) p += 65 + rand( ) % 2;</text:span></text:p>
      <text:p text:style-name="P57"><text:span text:style-name="T294"/></text:p>
      <text:p text:style-name="P57"><text:span text:style-name="T295"><text:s text:c="2"/>// dla wzorca obliczamy tablic</text:span><text:span text:style-name="T296">ę PI [ ] </text:span></text:p>
      <text:p text:style-name="P57"><text:span text:style-name="T297"/></text:p>
      <text:p text:style-name="P57"><text:span text:style-name="T298"><text:s text:c="2"/>PI [ 0 ] = b = -1;</text:span></text:p>
      <text:p text:style-name="P57"><text:span text:style-name="T298"><text:s text:c="2"/>for( i = 1; i &lt;= M; i++ )</text:span></text:p>
      <text:p text:style-name="P57"><text:span text:style-name="T298"><text:s text:c="2"/>{</text:span></text:p>
      <text:p text:style-name="P57"><text:span text:style-name="T298"><text:s text:c="4"/>while( ( b &gt; -1 ) &amp;&amp; ( p [ b ] != p [ i - 1 ] ) ) b = PI [ b ];</text:span></text:p>
      <text:p text:style-name="P57"><text:span text:style-name="T298"><text:s text:c="4"/>PI [ i ] = ++b;</text:span></text:p>
      <text:p text:style-name="P57"><text:span text:style-name="T298"><text:s text:c="2"/>}</text:span></text:p>
      <text:p text:style-name="P57"><text:span text:style-name="T299"/></text:p>
      <text:p text:style-name="P57"><text:span text:style-name="T300"><text:s text:c="2"/>// wypisujemy wzorzec</text:span></text:p>
      <text:p text:style-name="P57"><text:span text:style-name="T301"/></text:p>
      <text:p text:style-name="P57"><text:span text:style-name="T302"><text:s text:c="2"/>cout &lt;&lt; p &lt;&lt; endl;</text:span></text:p>
      <text:p text:style-name="P57"><text:span text:style-name="T303"/></text:p>
      <text:p text:style-name="P57"><text:span text:style-name="T304"><text:s text:c="2"/>// wypisujemy<text:s/></text:span><text:span text:style-name="T305">łańcuch s</text:span></text:p>
      <text:p text:style-name="P57"><text:span text:style-name="T306"/></text:p>
      <text:p text:style-name="P57"><text:span text:style-name="T307"><text:s text:c="2"/>cout &lt;&lt; s;</text:span></text:p>
      <text:p text:style-name="P57"><text:span text:style-name="T308"/></text:p>
      <text:p text:style-name="P57"><text:span text:style-name="T309"><text:s text:c="2"/>// poszukujemy pozycji wzorca w<text:s/></text:span><text:span text:style-name="T310">łańcuchu</text:span></text:p>
      <text:p text:style-name="P57"><text:span text:style-name="T311"/></text:p>
      <text:p text:style-name="P57"><text:span text:style-name="T312"><text:s text:c="2"/>pp = b = 0;</text:span></text:p>
      <text:p text:style-name="P57"><text:span text:style-name="T312"><text:s text:c="2"/>for( i = 0; i &lt; N; i++ )</text:span></text:p>
      <text:p text:style-name="P57"><text:span text:style-name="T312"><text:s text:c="2"/>{</text:span></text:p>
      <text:p text:style-name="P57"><text:span text:style-name="T312"><text:s text:c="4"/>while( ( b &gt; -1 ) &amp;&amp; ( p [ b ] != s [ i ] ) ) b = PI [ b ];</text:span></text:p>
      <text:p text:style-name="P57"><text:span text:style-name="T312"><text:s text:c="4"/>if( ++b == M )</text:span></text:p>
      <text:p text:style-name="P57"><text:span text:style-name="T312"><text:s text:c="4"/>{</text:span></text:p>
      <text:p text:style-name="P57"><text:span text:style-name="T312"><text:s text:c="6"/>while( pp &lt; i - b + 1 )</text:span></text:p>
      <text:p text:style-name="P57"><text:span text:style-name="T312"><text:s text:c="6"/>{</text:span></text:p>
      <text:p text:style-name="P57"><text:span text:style-name="T312"><text:s text:c="8"/>cout &lt;&lt; " "; pp++;</text:span></text:p>
      <text:p text:style-name="P57"><text:span text:style-name="T312"><text:s text:c="6"/>}</text:span></text:p>
      <text:p text:style-name="P57"><text:span text:style-name="T312"><text:s text:c="6"/>cout &lt;&lt; "^"; pp++;</text:span></text:p>
      <text:p text:style-name="P57"><text:span text:style-name="T312"><text:s text:c="6"/>b = PI [ b ];</text:span></text:p>
      <text:p text:style-name="P57"><text:span text:style-name="T312"><text:s text:c="4"/>}</text:span></text:p>
      <text:p text:style-name="P57"><text:span text:style-name="T312"><text:s text:c="2"/>}</text:span></text:p>
      <text:p text:style-name="P57"><text:span text:style-name="T312"><text:s text:c="2"/>cout &lt;&lt; endl;</text:span></text:p>
      <text:p text:style-name="P57"><text:span text:style-name="T312"><text:s text:c="2"/>return 0;</text:span></text:p>
      <text:p text:style-name="P57"><text:span text:style-name="T312">} </text:span></text:p>
      <text:p text:style-name="P58"><text:span text:style-name="T313"/></text:p>
      <text:p text:style-name="P59"><text:span text:style-name="T314">Algorytm Morrisa-Pratta po modyfikacji </text:span></text:p>
      <text:p text:style-name="P60"><text:span text:style-name="T315">// Wyszukiwanie wzorca algorytmem MP</text:span></text:p>
      <text:p text:style-name="P60"><text:span text:style-name="T315">// Data:<text:s text:c="2"/>3.06.2008</text:span></text:p>
      <text:p text:style-name="P60"><text:span text:style-name="T315">// (C)2020 mgr Jerzy Wa</text:span><text:span text:style-name="T316">łaszek</text:span></text:p>
      <text:p text:style-name="P60"><text:span text:style-name="T317">//-----------------------------</text:span></text:p>
      <text:p text:style-name="P60"><text:span text:style-name="T318"/></text:p>
      <text:p text:style-name="P60"><text:span text:style-name="T319">#include &lt;iostream&gt;</text:span></text:p>
      <text:p text:style-name="P60"><text:span text:style-name="T319">#include &lt;string&gt;</text:span></text:p>
      <text:p text:style-name="P60"><text:span text:style-name="T319">#include &lt;cstdlib&gt;</text:span></text:p>
      <text:p text:style-name="P60"><text:span text:style-name="T319">#include &lt;time.h&gt;</text:span></text:p>
      <text:p text:style-name="P60"><text:span text:style-name="T320"/></text:p>
      <text:p text:style-name="P60"><text:span text:style-name="T321">using namespace std;</text:span></text:p>
      <text:p text:style-name="P60"><text:span text:style-name="T322"/></text:p>
      <text:p text:style-name="P60"><text:span text:style-name="T323">int main()</text:span></text:p>
      <text:p text:style-name="P60"><text:span text:style-name="T323">{</text:span></text:p>
      <text:p text:style-name="P60"><text:span text:style-name="T323"><text:s text:c="4"/>string s, p;</text:span></text:p>
      <text:p text:style-name="P60"><text:span text:style-name="T324"/></text:p>
      <text:p text:style-name="P60"><text:span text:style-name="T325"><text:s text:c="4"/>// generujemy<text:s/></text:span><text:span text:style-name="T326">łańcuch s</text:span></text:p>
      <text:p text:style-name="P60"><text:span text:style-name="T327"><text:s text:c="4"/>s = "Today the opportunity had finally come.";</text:span></text:p>
      <text:p text:style-name="P60"><text:span text:style-name="T327"><text:s text:c="4"/>const int N = s.length();</text:span></text:p>
      <text:p text:style-name="P60"><text:span text:style-name="T328"/></text:p>
      <text:p text:style-name="P60"><text:span text:style-name="T329"><text:s text:c="4"/>// generujemy wzorzec</text:span></text:p>
      <text:p text:style-name="P60"><text:span text:style-name="T329"><text:s text:c="4"/>p = "opportunity";</text:span></text:p>
      <text:p text:style-name="P60"><text:span text:style-name="T329"><text:s text:c="4"/>const int M = p.length();</text:span></text:p>
      <text:p text:style-name="P60"><text:span text:style-name="T330"/></text:p>
      <text:p text:style-name="P60"><text:span text:style-name="T331"><text:s text:c="4"/>int i, b, pp;</text:span></text:p>
      <text:p text:style-name="P60"><text:span text:style-name="T331"><text:s text:c="4"/>int* PI = new int[M + 1];</text:span></text:p>
      <text:p text:style-name="P60"><text:span text:style-name="T332"/></text:p>
      <text:p text:style-name="P60"><text:span text:style-name="T333"><text:s text:c="4"/>srand((unsigned)time(NULL));</text:span></text:p>
      <text:p text:style-name="P60"><text:span text:style-name="T334"/></text:p>
      <text:p text:style-name="P60"><text:span text:style-name="T335"><text:s text:c="4"/>// dla wzorca obliczamy tablic</text:span><text:span text:style-name="T336">ę PI [ ] </text:span></text:p>
      <text:p text:style-name="P60"><text:span text:style-name="T337"/></text:p>
      <text:p text:style-name="P60"><text:span text:style-name="T338"><text:s text:c="4"/>PI[0] = b = -1;</text:span></text:p>
      <text:p text:style-name="P60"><text:span text:style-name="T338"><text:s text:c="4"/>for (i = 1; i &lt;= M; i++)</text:span></text:p>
      <text:p text:style-name="P60"><text:span text:style-name="T338"><text:s text:c="4"/>{</text:span></text:p>
      <text:p text:style-name="P60"><text:span text:style-name="T338"><text:s text:c="8"/>while ((b &gt; -1) &amp;&amp; (p[b] != p[i - 1]))</text:span></text:p>
      <text:p text:style-name="P60"><text:span text:style-name="T338"><text:s text:c="8"/>{</text:span></text:p>
      <text:p text:style-name="P60"><text:span text:style-name="T338"><text:s text:c="12"/>b = PI[b];</text:span></text:p>
      <text:p text:style-name="P60"><text:span text:style-name="T338"><text:s text:c="8"/>}</text:span></text:p>
      <text:p text:style-name="P60"><text:span text:style-name="T339"/></text:p>
      <text:p text:style-name="P60"><text:span text:style-name="T340"><text:s text:c="8"/>PI[i] = ++b;<text:s text:c="8"/></text:span></text:p>
      <text:p text:style-name="P60"><text:span text:style-name="T340"><text:s text:c="4"/>}</text:span></text:p>
      <text:p text:style-name="P60"><text:span text:style-name="T340"><text:s text:c="4"/></text:span></text:p>
      <text:p text:style-name="P60"><text:span text:style-name="T340"><text:s text:c="4"/>// wypisujemy wzorzec</text:span></text:p>
      <text:p text:style-name="P60"><text:span text:style-name="T341"/></text:p>
      <text:p text:style-name="P60"><text:span text:style-name="T342"><text:s text:c="4"/>cout &lt;&lt; p &lt;&lt; endl;</text:span></text:p>
      <text:p text:style-name="P60"><text:span text:style-name="T343"/></text:p>
      <text:p text:style-name="P60"><text:span text:style-name="T344"><text:s text:c="4"/>// wypisujemy<text:s/></text:span><text:span text:style-name="T345">łańcuch s</text:span></text:p>
      <text:p text:style-name="P60"><text:span text:style-name="T346"/></text:p>
      <text:p text:style-name="P60"><text:span text:style-name="T347"><text:s text:c="4"/>cout &lt;&lt; s;</text:span></text:p>
      <text:p text:style-name="P60"><text:span text:style-name="T348"/></text:p>
      <text:p text:style-name="P60"><text:span text:style-name="T349"><text:s text:c="4"/>// poszukujemy pozycji wzorca w<text:s/></text:span><text:span text:style-name="T350">łańcuchu</text:span></text:p>
      <text:p text:style-name="P60"><text:span text:style-name="T351"/></text:p>
      <text:p text:style-name="P60"><text:span text:style-name="T352"><text:s text:c="4"/>pp = b = 0;</text:span></text:p>
      <text:p text:style-name="P60"><text:span text:style-name="T352"><text:s text:c="4"/>for (i = 0; i &lt; N; i++)</text:span></text:p>
      <text:p text:style-name="P60"><text:span text:style-name="T352"><text:s text:c="4"/>{<text:s text:c="8"/></text:span></text:p>
      <text:p text:style-name="P60"><text:span text:style-name="T352"><text:s text:c="8"/>while ((b &gt; -1) &amp;&amp; (p[b] != s[i]))</text:span></text:p>
      <text:p text:style-name="P60"><text:span text:style-name="T352"><text:s text:c="8"/>{</text:span></text:p>
      <text:p text:style-name="P60"><text:span text:style-name="T352"><text:s text:c="12"/>b = PI[b];</text:span></text:p>
      <text:p text:style-name="P60"><text:span text:style-name="T352"><text:s text:c="8"/>}</text:span></text:p>
      <text:p text:style-name="P60"><text:span text:style-name="T353"/></text:p>
      <text:p text:style-name="P60"><text:span text:style-name="T354"><text:s text:c="8"/>if (++b == M)</text:span></text:p>
      <text:p text:style-name="P60"><text:span text:style-name="T354"><text:s text:c="8"/>{</text:span></text:p>
      <text:p text:style-name="P60"><text:span text:style-name="T354"><text:s text:c="12"/>while (pp &lt; i - b + 1)</text:span></text:p>
      <text:p text:style-name="P60"><text:span text:style-name="T354"><text:s text:c="12"/>{</text:span></text:p>
      <text:p text:style-name="P60"><text:span text:style-name="T354"><text:s text:c="16"/>cout &lt;&lt; " "; </text:span></text:p>
      <text:p text:style-name="P60"><text:span text:style-name="T354"><text:s text:c="16"/>pp++;</text:span></text:p>
      <text:p text:style-name="P60"><text:span text:style-name="T354"><text:s text:c="12"/>}</text:span></text:p>
      <text:p text:style-name="P60"><text:span text:style-name="T355"/></text:p>
      <text:p text:style-name="P60"><text:span text:style-name="T356"><text:s text:c="12"/>cout &lt;&lt; "^"; </text:span></text:p>
      <text:p text:style-name="P60"><text:span text:style-name="T356"><text:s text:c="12"/>pp++;</text:span></text:p>
      <text:p text:style-name="P60"><text:span text:style-name="T356"><text:s text:c="12"/>b = PI[b];</text:span></text:p>
      <text:p text:style-name="P60"><text:span text:style-name="T356"><text:s text:c="8"/>}</text:span></text:p>
      <text:p text:style-name="P60"><text:span text:style-name="T356"><text:s text:c="4"/>}</text:span></text:p>
      <text:p text:style-name="P60"><text:span text:style-name="T357"/></text:p>
      <text:p text:style-name="P60"><text:span text:style-name="T358"><text:s text:c="4"/>cout &lt;&lt; endl &lt;&lt; "Position found = " &lt;&lt; pp &lt;&lt; endl;<text:s text:c="4"/></text:span></text:p>
      <text:p text:style-name="P60"><text:span text:style-name="T358"><text:s text:c="4"/>return 0;</text:span></text:p>
      <text:p text:style-name="P60"><text:span text:style-name="T358">}</text:span></text:p>
      <text:p text:style-name="P61"><text:span text:style-name="T359">Algorytm Knutha-Morrisa-Pratta przed modyfikacj</text:span><text:span text:style-name="T360">ą<text:s/></text:span><text:span text:style-name="T361">(</text:span><text:a xlink:href="https://eduinf.waw.pl/inf/alg/001_search/0049.php"><text:span text:style-name="T362">https://eduinf.waw.pl/inf/alg/001_search/0049.php</text:span></text:a><text:span text:style-name="T363">)</text:span></text:p>
      <text:p text:style-name="P62"><text:span text:style-name="T364">// Wyszukiwanie wzorca algorytmem KMP</text:span></text:p>
      <text:p text:style-name="P62"><text:span text:style-name="T364">// Data:<text:s text:c="2"/>4.06.2008</text:span></text:p>
      <text:p text:style-name="P62"><text:span text:style-name="T364">// (C)2020 mgr Jerzy Wa</text:span><text:span text:style-name="T365">łaszek</text:span></text:p>
      <text:p text:style-name="P62"><text:span text:style-name="T366">//-----------------------------</text:span></text:p>
      <text:p text:style-name="P62"><text:span text:style-name="T367"/></text:p>
      <text:p text:style-name="P62"><text:span text:style-name="T368">#include &lt;iostream&gt;</text:span></text:p>
      <text:p text:style-name="P62"><text:span text:style-name="T368">#include &lt;string&gt;</text:span></text:p>
      <text:p text:style-name="P62"><text:span text:style-name="T368">#include &lt;cstdlib&gt;</text:span></text:p>
      <text:p text:style-name="P62"><text:span text:style-name="T368">#include &lt;time.h&gt;</text:span></text:p>
      <text:p text:style-name="P62"><text:span text:style-name="T369"/></text:p>
      <text:p text:style-name="P62"><text:span text:style-name="T370">using namespace std;</text:span></text:p>
      <text:p text:style-name="P62"><text:span text:style-name="T371"/></text:p>
      <text:p text:style-name="P62"><text:span text:style-name="T372">const int N = 79;<text:s text:c="2"/>// d</text:span><text:span text:style-name="T373">ługość łańcucha s</text:span></text:p>
      <text:p text:style-name="P62"><text:span text:style-name="T374">const int M =<text:s text:c="2"/>5;<text:s text:c="2"/>// d</text:span><text:span text:style-name="T375">ługość wzorca p</text:span></text:p>
      <text:p text:style-name="P62"><text:span text:style-name="T376"/></text:p>
      <text:p text:style-name="P62"><text:span text:style-name="T377">int main( )</text:span></text:p>
      <text:p text:style-name="P62"><text:span text:style-name="T377">{</text:span></text:p>
      <text:p text:style-name="P62"><text:span text:style-name="T377"><text:s text:c="2"/>string s, p;</text:span></text:p>
      <text:p text:style-name="P62"><text:span text:style-name="T377"><text:s text:c="2"/>int KMPNext [ M + 1 ], i, b, pp;</text:span></text:p>
      <text:p text:style-name="P62"><text:span text:style-name="T378"/></text:p>
      <text:p text:style-name="P62"><text:span text:style-name="T379"><text:s text:c="2"/>srand ( ( unsigned )time ( NULL ) );</text:span></text:p>
      <text:p text:style-name="P62"><text:span text:style-name="T380"/></text:p>
      <text:p text:style-name="P62"><text:span text:style-name="T381"><text:s text:c="2"/>// generujemy<text:s/></text:span><text:span text:style-name="T382">łańcuch s</text:span></text:p>
      <text:p text:style-name="P62"><text:span text:style-name="T383"/></text:p>
      <text:p text:style-name="P62"><text:span text:style-name="T384"><text:s text:c="2"/>s = "";</text:span></text:p>
      <text:p text:style-name="P62"><text:span text:style-name="T384"><text:s text:c="2"/>for( i = 0; i &lt; N; i++ ) s += 65 + rand( ) % 2;</text:span></text:p>
      <text:p text:style-name="P62"><text:span text:style-name="T385"/></text:p>
      <text:p text:style-name="P62"><text:span text:style-name="T386"><text:s text:c="2"/>// generujemy wzorzec</text:span></text:p>
      <text:p text:style-name="P62"><text:span text:style-name="T387"/></text:p>
      <text:p text:style-name="P62"><text:span text:style-name="T388"><text:s text:c="2"/>p = "";</text:span></text:p>
      <text:p text:style-name="P62"><text:span text:style-name="T388"><text:s text:c="2"/>for( i = 0; i &lt; M; i++ ) p += 65 + rand( ) % 2;</text:span></text:p>
      <text:p text:style-name="P62"><text:span text:style-name="T389"/></text:p>
      <text:p text:style-name="P62"><text:span text:style-name="T390"><text:s text:c="2"/>// dla wzorca obliczamy tablic</text:span><text:span text:style-name="T391">ę Next [ ] </text:span></text:p>
      <text:p text:style-name="P62"><text:span text:style-name="T392"/></text:p>
      <text:p text:style-name="P62"><text:span text:style-name="T393"><text:s text:c="2"/>KMPNext [ 0 ] = b = -1;</text:span></text:p>
      <text:p text:style-name="P62"><text:span text:style-name="T393"><text:s text:c="2"/>for( i = 1; i &lt;= M; i++ )</text:span></text:p>
      <text:p text:style-name="P62"><text:span text:style-name="T393"><text:s text:c="2"/>{</text:span></text:p>
      <text:p text:style-name="P62"><text:span text:style-name="T393"><text:s text:c="4"/>while( ( b &gt; -1 ) &amp;&amp; ( p [ b ] != p [ i - 1 ] ) ) b = KMPNext [ b ];</text:span></text:p>
      <text:p text:style-name="P62"><text:span text:style-name="T393"><text:s text:c="4"/>++b;</text:span></text:p>
      <text:p text:style-name="P62"><text:span text:style-name="T393"><text:s text:c="4"/>if( ( i == M ) || ( p [ i ] != p [ b ] ) ) KMPNext [ i ] = b;</text:span></text:p>
      <text:p text:style-name="P62"><text:span text:style-name="T393"><text:s text:c="4"/>else KMPNext [ i ] = KMPNext [ b ];</text:span></text:p>
      <text:p text:style-name="P62"><text:span text:style-name="T393"><text:s text:c="2"/>}</text:span></text:p>
      <text:p text:style-name="P62"><text:span text:style-name="T394"/></text:p>
      <text:p text:style-name="P62"><text:span text:style-name="T395"><text:s text:c="2"/>// wypisujemy wzorzec</text:span></text:p>
      <text:p text:style-name="P62"><text:span text:style-name="T396"/></text:p>
      <text:p text:style-name="P62"><text:span text:style-name="T397"><text:s text:c="2"/>cout &lt;&lt; p &lt;&lt; endl;</text:span></text:p>
      <text:p text:style-name="P62"><text:span text:style-name="T398"/></text:p>
      <text:p text:style-name="P62"><text:span text:style-name="T399"><text:s text:c="2"/>// wypisujemy<text:s/></text:span><text:span text:style-name="T400">łańcuch s</text:span></text:p>
      <text:p text:style-name="P62"><text:span text:style-name="T401"/></text:p>
      <text:p text:style-name="P62"><text:span text:style-name="T402"><text:s text:c="2"/>cout &lt;&lt; s &lt;&lt; endl;</text:span></text:p>
      <text:p text:style-name="P62"><text:span text:style-name="T403"/></text:p>
      <text:p text:style-name="P62"><text:span text:style-name="T404"><text:s text:c="2"/>// poszukujemy pozycji wzorca w<text:s/></text:span><text:span text:style-name="T405">łańcuchu</text:span></text:p>
      <text:p text:style-name="P62"><text:span text:style-name="T406"/></text:p>
      <text:p text:style-name="P62"><text:span text:style-name="T407"><text:s text:c="2"/>pp = b = 0;</text:span></text:p>
      <text:p text:style-name="P62"><text:span text:style-name="T407"><text:s text:c="2"/>for( i = 0; i &lt; N; i++ )</text:span></text:p>
      <text:p text:style-name="P62"><text:span text:style-name="T407"><text:s text:c="2"/>{</text:span></text:p>
      <text:p text:style-name="P62"><text:span text:style-name="T407"><text:s text:c="4"/>while( ( b &gt; -1 ) &amp;&amp; ( p [ b ] != s [ i ] ) ) b = KMPNext [ b ];</text:span></text:p>
      <text:p text:style-name="P62"><text:span text:style-name="T407"><text:s text:c="4"/>if( ++b == M )</text:span></text:p>
      <text:p text:style-name="P62"><text:span text:style-name="T407"><text:s text:c="4"/>{</text:span></text:p>
      <text:p text:style-name="P62"><text:span text:style-name="T407"><text:s text:c="6"/>while( pp &lt; i - b + 1 )</text:span></text:p>
      <text:p text:style-name="P62"><text:span text:style-name="T407"><text:s text:c="6"/>{</text:span></text:p>
      <text:p text:style-name="P62"><text:span text:style-name="T407"><text:s text:c="8"/>cout &lt;&lt; " "; pp++;</text:span></text:p>
      <text:p text:style-name="P62"><text:span text:style-name="T407"><text:s text:c="6"/>}</text:span></text:p>
      <text:p text:style-name="P62"><text:span text:style-name="T407"><text:s text:c="6"/>cout &lt;&lt; "^"; pp++;</text:span></text:p>
      <text:p text:style-name="P62"><text:span text:style-name="T407"><text:s text:c="6"/>b = KMPNext [ b ];</text:span></text:p>
      <text:p text:style-name="P62"><text:span text:style-name="T407"><text:s text:c="4"/>}</text:span></text:p>
      <text:p text:style-name="P62"><text:span text:style-name="T407"><text:s text:c="2"/>}</text:span></text:p>
      <text:p text:style-name="P62"><text:span text:style-name="T407"><text:s text:c="2"/>cout &lt;&lt; endl;</text:span></text:p>
      <text:p text:style-name="P62"><text:span text:style-name="T407"><text:s text:c="2"/>return 0;</text:span></text:p>
      <text:p text:style-name="P62"><text:span text:style-name="T407">} </text:span></text:p>
      <text:p text:style-name="P63"><text:span text:style-name="T408"/></text:p>
      <text:p text:style-name="P64"><text:span text:style-name="T409">Algorytm Knutha-Morrisa-Pratta po modyfikacji </text:span></text:p>
      <text:p text:style-name="P65"><text:span text:style-name="T410">// Wyszukiwanie wzorca algorytmem KMP</text:span></text:p>
      <text:p text:style-name="P65"><text:span text:style-name="T410">// Data:<text:s text:c="2"/>4.06.2008</text:span></text:p>
      <text:p text:style-name="P65"><text:span text:style-name="T410">// (C)2020 mgr Jerzy Wa</text:span><text:span text:style-name="T411">łaszek</text:span></text:p>
      <text:p text:style-name="P65"><text:span text:style-name="T412">//-----------------------------</text:span></text:p>
      <text:p text:style-name="P65"><text:span text:style-name="T413"/></text:p>
      <text:p text:style-name="P65"><text:span text:style-name="T414">#include &lt;iostream&gt;</text:span></text:p>
      <text:p text:style-name="P65"><text:span text:style-name="T414">#include &lt;string&gt;</text:span></text:p>
      <text:p text:style-name="P65"><text:span text:style-name="T414">#include &lt;cstdlib&gt;</text:span></text:p>
      <text:p text:style-name="P65"><text:span text:style-name="T414">#include &lt;time.h&gt;</text:span></text:p>
      <text:p text:style-name="P65"><text:span text:style-name="T415"/></text:p>
      <text:p text:style-name="P65"><text:span text:style-name="T416">using namespace std;</text:span></text:p>
      <text:p text:style-name="P65"><text:span text:style-name="T417"/></text:p>
      <text:p text:style-name="P65"><text:span text:style-name="T417"/></text:p>
      <text:p text:style-name="P65"><text:span text:style-name="T418">int main( )</text:span></text:p>
      <text:p text:style-name="P65"><text:span text:style-name="T418">{</text:span></text:p>
      <text:p text:style-name="P65"><text:span text:style-name="T418"><text:s text:c="2"/>string s, p;</text:span></text:p>
      <text:p text:style-name="P65"><text:span text:style-name="T418"><text:s text:c="2"/>srand ( ( unsigned )time ( NULL ) );</text:span></text:p>
      <text:p text:style-name="P65"><text:span text:style-name="T419"/></text:p>
      <text:p text:style-name="P65"><text:span text:style-name="T420"><text:s text:c="2"/>// generujemy<text:s/></text:span><text:span text:style-name="T421">łańcuch s</text:span></text:p>
      <text:p text:style-name="P65"><text:span text:style-name="T422"><text:s text:c="2"/>s = "The chair sat in the corner where it had been for over 25 years.";</text:span></text:p>
      <text:p text:style-name="P65"><text:span text:style-name="T422"><text:s text:c="2"/>const int N = s.length();</text:span></text:p>
      <text:p text:style-name="P65"><text:span text:style-name="T423"/></text:p>
      <text:p text:style-name="P65"><text:span text:style-name="T424"><text:s text:c="2"/>// generujemy wzorzec</text:span></text:p>
      <text:p text:style-name="P65"><text:span text:style-name="T424"><text:s text:c="2"/>p = "chair";</text:span></text:p>
      <text:p text:style-name="P65"><text:span text:style-name="T424"><text:s text:c="2"/>const int M = p.length();</text:span></text:p>
      <text:p text:style-name="P65"><text:span text:style-name="T425"/></text:p>
      <text:p text:style-name="P65"><text:span text:style-name="T425"/></text:p>
      <text:p text:style-name="P65"><text:span text:style-name="T426"><text:s text:c="2"/>// dla wzorca obliczamy tablic</text:span><text:span text:style-name="T427">ę Next [ ] </text:span></text:p>
      <text:p text:style-name="P65"><text:span text:style-name="T428"><text:s text:c="2"/>int KMPNext [ M + 1 ], i, b, pp;</text:span></text:p>
      <text:p text:style-name="P65"><text:span text:style-name="T429"/></text:p>
      <text:p text:style-name="P65"><text:span text:style-name="T430"><text:s text:c="2"/>KMPNext [ 0 ] = b = -1;</text:span></text:p>
      <text:p text:style-name="P65"><text:span text:style-name="T430"><text:s text:c="2"/>for( i = 1; i &lt;= M; i++ )</text:span></text:p>
      <text:p text:style-name="P65"><text:span text:style-name="T430"><text:s text:c="2"/>{</text:span></text:p>
      <text:p text:style-name="P65"><text:span text:style-name="T430"><text:s text:c="4"/>while( ( b &gt; -1 ) &amp;&amp; ( p [ b ] != p [ i - 1 ] ) ) b = KMPNext [ b ];</text:span></text:p>
      <text:p text:style-name="P65"><text:span text:style-name="T430"><text:s text:c="4"/>++b;</text:span></text:p>
      <text:p text:style-name="P65"><text:span text:style-name="T430"><text:s text:c="4"/>if( ( i == M ) || ( p [ i ] != p [ b ] ) ) KMPNext [ i ] = b;</text:span></text:p>
      <text:p text:style-name="P65"><text:span text:style-name="T430"><text:s text:c="4"/>else KMPNext [ i ] = KMPNext [ b ];</text:span></text:p>
      <text:p text:style-name="P65"><text:span text:style-name="T430"><text:s text:c="2"/>}</text:span></text:p>
      <text:p text:style-name="P65"><text:span text:style-name="T431"/></text:p>
      <text:p text:style-name="P65"><text:span text:style-name="T432"><text:s text:c="2"/>// wypisujemy wzorzec</text:span></text:p>
      <text:p text:style-name="P65"><text:span text:style-name="T432"><text:s text:c="2"/>cout &lt;&lt; p &lt;&lt; endl;</text:span></text:p>
      <text:p text:style-name="P65"><text:span text:style-name="T433"/></text:p>
      <text:p text:style-name="P65"><text:span text:style-name="T434"><text:s text:c="2"/>// wypisujemy<text:s/></text:span><text:span text:style-name="T435">łańcuch s</text:span></text:p>
      <text:p text:style-name="P65"><text:span text:style-name="T436"><text:s text:c="2"/>cout &lt;&lt; s &lt;&lt; endl;</text:span></text:p>
      <text:p text:style-name="P65"><text:span text:style-name="T437"/></text:p>
      <text:p text:style-name="P65"><text:span text:style-name="T438"><text:s text:c="2"/>// poszukujemy pozycji wzorca w<text:s/></text:span><text:span text:style-name="T439">łańcuchu</text:span></text:p>
      <text:p text:style-name="P65"><text:span text:style-name="T440"/></text:p>
      <text:p text:style-name="P65"><text:span text:style-name="T441"><text:s text:c="2"/>pp = b = 0;</text:span></text:p>
      <text:p text:style-name="P65"><text:span text:style-name="T441"><text:s text:c="2"/>for( i = 0; i &lt; N; i++ )</text:span></text:p>
      <text:p text:style-name="P65"><text:span text:style-name="T441"><text:s text:c="2"/>{</text:span></text:p>
      <text:p text:style-name="P65"><text:span text:style-name="T441"><text:s text:c="4"/>while( ( b &gt; -1 ) &amp;&amp; ( p [ b ] != s [ i ] ) ) b = KMPNext [ b ];</text:span></text:p>
      <text:p text:style-name="P65"><text:span text:style-name="T441"><text:s text:c="4"/>if( ++b == M )</text:span></text:p>
      <text:p text:style-name="P65"><text:span text:style-name="T441"><text:s text:c="4"/>{</text:span></text:p>
      <text:p text:style-name="P65"><text:span text:style-name="T441"><text:s text:c="6"/>while( pp &lt; i - b + 1 )</text:span></text:p>
      <text:p text:style-name="P65"><text:span text:style-name="T441"><text:s text:c="6"/>{</text:span></text:p>
      <text:p text:style-name="P65"><text:span text:style-name="T441"><text:s text:c="8"/>cout &lt;&lt; " "; pp++;</text:span></text:p>
      <text:p text:style-name="P65"><text:span text:style-name="T441"><text:s text:c="6"/>}</text:span></text:p>
      <text:p text:style-name="P65"><text:span text:style-name="T441"><text:s text:c="6"/>cout &lt;&lt; "^"; pp++;</text:span></text:p>
      <text:p text:style-name="P65"><text:span text:style-name="T441"><text:s text:c="6"/>b = KMPNext [ b ];</text:span></text:p>
      <text:p text:style-name="P65"><text:span text:style-name="T441"><text:s text:c="4"/>}</text:span></text:p>
      <text:p text:style-name="P65"><text:span text:style-name="T441"><text:s text:c="2"/>}</text:span></text:p>
      <text:p text:style-name="P65"><text:span text:style-name="T441"><text:s text:c="2"/>cout &lt;&lt; endl;</text:span></text:p>
      <text:p text:style-name="P65"><text:span text:style-name="T441"><text:s text:c="2"/>return 0;</text:span></text:p>
      <text:p text:style-name="P65"><text:span text:style-name="T441">} </text:span></text:p>
      <text:p text:style-name="P66"><text:span text:style-name="T442">Algorytm Boyera-Moora przed modyfikacj</text:span><text:span text:style-name="T443">ą<text:s/></text:span><text:span text:style-name="T444">(</text:span><text:a xlink:href="https://eduinf.waw.pl/inf/alg/001_search/0051.php"><text:span text:style-name="T445">https://eduinf.waw.pl/inf/alg/001_search/0051.php</text:span></text:a><text:span text:style-name="T446">)</text:span></text:p>
      <text:p text:style-name="P67"><text:span text:style-name="T447">// Wyszukiwanie wzorca pe</text:span><text:span text:style-name="T448">łnym algorytmem BM</text:span></text:p>
      <text:p text:style-name="P67"><text:span text:style-name="T449">// Data:<text:s text:c="2"/>10.06.2008</text:span></text:p>
      <text:p text:style-name="P67"><text:span text:style-name="T449">// (C)2020 mgr Jerzy Wa</text:span><text:span text:style-name="T450">łaszek</text:span></text:p>
      <text:p text:style-name="P67"><text:span text:style-name="T451">//-----------------------------------------</text:span></text:p>
      <text:p text:style-name="P67"><text:span text:style-name="T452"/></text:p>
      <text:p text:style-name="P67"><text:span text:style-name="T453">#include &lt;iostream&gt;</text:span></text:p>
      <text:p text:style-name="P67"><text:span text:style-name="T453">#include &lt;string&gt;</text:span></text:p>
      <text:p text:style-name="P67"><text:span text:style-name="T453">#include &lt;cstdlib&gt;</text:span></text:p>
      <text:p text:style-name="P67"><text:span text:style-name="T453">#include &lt;time.h&gt;</text:span></text:p>
      <text:p text:style-name="P67"><text:span text:style-name="T454"/></text:p>
      <text:p text:style-name="P67"><text:span text:style-name="T455">using namespace std;</text:span></text:p>
      <text:p text:style-name="P67"><text:span text:style-name="T456"/></text:p>
      <text:p text:style-name="P67"><text:span text:style-name="T457">const int N<text:s text:c="2"/>= 79;<text:s text:c="2"/>// d</text:span><text:span text:style-name="T458">ługość łańcucha s</text:span></text:p>
      <text:p text:style-name="P67"><text:span text:style-name="T459">const int M<text:s text:c="2"/>=<text:s text:c="2"/>5;<text:s text:c="2"/>// d</text:span><text:span text:style-name="T460">ługość wzorca p</text:span></text:p>
      <text:p text:style-name="P67"><text:span text:style-name="T461">const int zp = 65;<text:s text:c="2"/>// kod pierwszego znaku alfabetu</text:span></text:p>
      <text:p text:style-name="P67"><text:span text:style-name="T461">const int zk = 66;<text:s text:c="2"/>// kod ostatniego znaku alfabetu</text:span></text:p>
      <text:p text:style-name="P67"><text:span text:style-name="T462"/></text:p>
      <text:p text:style-name="P67"><text:span text:style-name="T463">int main( )</text:span></text:p>
      <text:p text:style-name="P67"><text:span text:style-name="T463">{</text:span></text:p>
      <text:p text:style-name="P67"><text:span text:style-name="T463"><text:s text:c="2"/>string s, p;</text:span></text:p>
      <text:p text:style-name="P67"><text:span text:style-name="T463"><text:s text:c="2"/>int Last [ zk - zp + 1 ], BMNext [ M + 1 ], Pi [ M + 1 ], b, i, j, pp;</text:span></text:p>
      <text:p text:style-name="P67"><text:span text:style-name="T464"/></text:p>
      <text:p text:style-name="P67"><text:span text:style-name="T465"><text:s text:c="2"/>srand ( ( unsigned )time ( NULL ) );</text:span></text:p>
      <text:p text:style-name="P67"><text:span text:style-name="T466"/></text:p>
      <text:p text:style-name="P67"><text:span text:style-name="T467">// generujemy<text:s/></text:span><text:span text:style-name="T468">łańcuch s</text:span></text:p>
      <text:p text:style-name="P67"><text:span text:style-name="T469"/></text:p>
      <text:p text:style-name="P67"><text:span text:style-name="T470"><text:s text:c="2"/>s = "";</text:span></text:p>
      <text:p text:style-name="P67"><text:span text:style-name="T470"><text:s text:c="2"/>for( i = 0; i &lt; N; i++ )</text:span></text:p>
      <text:p text:style-name="P67"><text:span text:style-name="T470"><text:s text:c="4"/>s += zp + rand( ) % ( zk - zp + 1 );</text:span></text:p>
      <text:p text:style-name="P67"><text:span text:style-name="T471"/></text:p>
      <text:p text:style-name="P67"><text:span text:style-name="T472">// generujemy wzorzec p</text:span></text:p>
      <text:p text:style-name="P67"><text:span text:style-name="T473"/></text:p>
      <text:p text:style-name="P67"><text:span text:style-name="T474"><text:s text:c="2"/>p = "";</text:span></text:p>
      <text:p text:style-name="P67"><text:span text:style-name="T474"><text:s text:c="2"/>for( i = 0; i &lt; M; i++ )</text:span></text:p>
      <text:p text:style-name="P67"><text:span text:style-name="T474"><text:s text:c="4"/>p += zp + rand( ) % ( zk - zp + 1 );</text:span></text:p>
      <text:p text:style-name="P67"><text:span text:style-name="T475"/></text:p>
      <text:p text:style-name="P67"><text:span text:style-name="T476">// wypisujemy wzorzec</text:span></text:p>
      <text:p text:style-name="P67"><text:span text:style-name="T477"/></text:p>
      <text:p text:style-name="P67"><text:span text:style-name="T478"><text:s text:c="2"/>cout &lt;&lt; p &lt;&lt; endl;</text:span></text:p>
      <text:p text:style-name="P67"><text:span text:style-name="T479"/></text:p>
      <text:p text:style-name="P67"><text:span text:style-name="T480">// wypisujemy<text:s/></text:span><text:span text:style-name="T481">łańcuch</text:span></text:p>
      <text:p text:style-name="P67"><text:span text:style-name="T482"/></text:p>
      <text:p text:style-name="P67"><text:span text:style-name="T483"><text:s text:c="2"/>cout &lt;&lt; s &lt;&lt; endl;</text:span></text:p>
      <text:p text:style-name="P67"><text:span text:style-name="T484"/></text:p>
      <text:p text:style-name="P67"><text:span text:style-name="T485">// dla wzorca obliczamy tablic</text:span><text:span text:style-name="T486">ę Last [ ] </text:span></text:p>
      <text:p text:style-name="P67"><text:span text:style-name="T487"/></text:p>
      <text:p text:style-name="P67"><text:span text:style-name="T488"><text:s text:c="2"/>for( i = 0; i &lt;= zk - zp; i++ ) Last [ i ] = -1;</text:span></text:p>
      <text:p text:style-name="P67"><text:span text:style-name="T488"><text:s text:c="2"/>for( i = 0; i &lt; M; i++ ) Last [ p [ i ] - zp ] = i;</text:span></text:p>
      <text:p text:style-name="P67"><text:span text:style-name="T489"/></text:p>
      <text:p text:style-name="P67"><text:span text:style-name="T490">// Etap I obliczania tablicy BMNext [ ] </text:span></text:p>
      <text:p text:style-name="P67"><text:span text:style-name="T491"/></text:p>
      <text:p text:style-name="P67"><text:span text:style-name="T492"><text:s text:c="2"/>for( i = 0; i &lt;= M; i++ ) BMNext [ i ] = 0;</text:span></text:p>
      <text:p text:style-name="P67"><text:span text:style-name="T492"><text:s text:c="2"/>i = M; b = M + 1; Pi [ i ] = b;</text:span></text:p>
      <text:p text:style-name="P67"><text:span text:style-name="T492"><text:s text:c="2"/>while( i &gt; 0 )</text:span></text:p>
      <text:p text:style-name="P67"><text:span text:style-name="T492"><text:s text:c="2"/>{</text:span></text:p>
      <text:p text:style-name="P67"><text:span text:style-name="T492"><text:s text:c="4"/>while( ( b &lt;= M ) &amp;&amp; ( p [ i - 1 ] != p [ b - 1 ] ) )</text:span></text:p>
      <text:p text:style-name="P67"><text:span text:style-name="T492"><text:s text:c="4"/>{</text:span></text:p>
      <text:p text:style-name="P67"><text:span text:style-name="T492"><text:s text:c="6"/>if( BMNext [ b ] == 0 ) BMNext [ b ] = b - i;</text:span></text:p>
      <text:p text:style-name="P67"><text:span text:style-name="T492"><text:s text:c="6"/>b = Pi [ b ];</text:span></text:p>
      <text:p text:style-name="P67"><text:span text:style-name="T492"><text:s text:c="4"/>}</text:span></text:p>
      <text:p text:style-name="P67"><text:span text:style-name="T492"><text:s text:c="4"/>Pi [ --i ] = --b;</text:span></text:p>
      <text:p text:style-name="P67"><text:span text:style-name="T492"><text:s text:c="2"/>}</text:span></text:p>
      <text:p text:style-name="P67"><text:span text:style-name="T493"/></text:p>
      <text:p text:style-name="P67"><text:span text:style-name="T494">// Etap II obliczania tablicy BMNext [ ] </text:span></text:p>
      <text:p text:style-name="P67"><text:span text:style-name="T495"/></text:p>
      <text:p text:style-name="P67"><text:span text:style-name="T496"><text:s text:c="2"/>b = Pi [ 0 ];</text:span></text:p>
      <text:p text:style-name="P67"><text:span text:style-name="T496"><text:s text:c="2"/>for( i = 0; i &lt;= M; i++ )</text:span></text:p>
      <text:p text:style-name="P67"><text:span text:style-name="T496"><text:s text:c="2"/>{</text:span></text:p>
      <text:p text:style-name="P67"><text:span text:style-name="T496"><text:s text:c="4"/>if( BMNext [ i ] == 0 ) BMNext [ i ] = b;</text:span></text:p>
      <text:p text:style-name="P67"><text:span text:style-name="T496"><text:s text:c="4"/>if( i == b ) b = Pi [ b ];</text:span></text:p>
      <text:p text:style-name="P67"><text:span text:style-name="T496"><text:s text:c="2"/>}</text:span></text:p>
      <text:p text:style-name="P67"><text:span text:style-name="T497"/></text:p>
      <text:p text:style-name="P67"><text:span text:style-name="T498">// szukamy pozycji wzorca w<text:s/></text:span><text:span text:style-name="T499">łańcuchu</text:span></text:p>
      <text:p text:style-name="P67"><text:span text:style-name="T500"/></text:p>
      <text:p text:style-name="P67"><text:span text:style-name="T501"><text:s text:c="2"/>pp = i = 0;</text:span></text:p>
      <text:p text:style-name="P67"><text:span text:style-name="T501"><text:s text:c="2"/>while( i &lt;= N - M )</text:span></text:p>
      <text:p text:style-name="P67"><text:span text:style-name="T501"><text:s text:c="2"/>{</text:span></text:p>
      <text:p text:style-name="P67"><text:span text:style-name="T501"><text:s text:c="4"/>j = M - 1;</text:span></text:p>
      <text:p text:style-name="P67"><text:span text:style-name="T501"><text:s text:c="4"/>while( ( j &gt; -1 ) &amp;&amp; ( p [ j ] == s [ i + j ] ) ) j--;</text:span></text:p>
      <text:p text:style-name="P67"><text:span text:style-name="T501"><text:s text:c="4"/>if( j == -1 )</text:span></text:p>
      <text:p text:style-name="P67"><text:span text:style-name="T501"><text:s text:c="4"/>{</text:span></text:p>
      <text:p text:style-name="P67"><text:span text:style-name="T501"><text:s text:c="6"/>while( pp &lt; i )</text:span></text:p>
      <text:p text:style-name="P67"><text:span text:style-name="T501"><text:s text:c="6"/>{</text:span></text:p>
      <text:p text:style-name="P67"><text:span text:style-name="T501"><text:s text:c="8"/>cout &lt;&lt; " "; pp++;</text:span></text:p>
      <text:p text:style-name="P67"><text:span text:style-name="T501"><text:s text:c="6"/>}</text:span></text:p>
      <text:p text:style-name="P67"><text:span text:style-name="T501"><text:s text:c="6"/>cout &lt;&lt; "^"; pp++;</text:span></text:p>
      <text:p text:style-name="P67"><text:span text:style-name="T501"><text:s text:c="6"/>i += BMNext [ 0 ];</text:span></text:p>
      <text:p text:style-name="P67"><text:span text:style-name="T501"><text:s text:c="4"/>}</text:span></text:p>
      <text:p text:style-name="P67"><text:span text:style-name="T501"><text:s text:c="4"/>else i += max ( BMNext [ j+1 ], j-Last [ s [ i+j ] -zp ] );</text:span></text:p>
      <text:p text:style-name="P67"><text:span text:style-name="T501"><text:s text:c="2"/>}</text:span></text:p>
      <text:p text:style-name="P67"><text:span text:style-name="T501"><text:s text:c="2"/>cout &lt;&lt; endl;</text:span></text:p>
      <text:p text:style-name="P67"><text:span text:style-name="T501"><text:s text:c="2"/>return 0;</text:span></text:p>
      <text:p text:style-name="P67"><text:span text:style-name="T501">} </text:span></text:p>
      <text:p text:style-name="P68"><text:span text:style-name="T502"/></text:p>
      <text:p text:style-name="P69"><text:span text:style-name="T503">Algorytm Boyera-Moora po modyfikacji </text:span></text:p>
      <text:p text:style-name="P70"><text:span text:style-name="T504">// Wyszukiwanie wzorca pe</text:span><text:span text:style-name="T505">łnym algorytmem BM</text:span></text:p>
      <text:p text:style-name="P70"><text:span text:style-name="T506">// Data:<text:s text:c="2"/>10.06.2008</text:span></text:p>
      <text:p text:style-name="P70"><text:span text:style-name="T506">// (C)2020 mgr Jerzy Wa</text:span><text:span text:style-name="T507">łaszek</text:span></text:p>
      <text:p text:style-name="P70"><text:span text:style-name="T508">//-----------------------------------------</text:span></text:p>
      <text:p text:style-name="P70"><text:span text:style-name="T509"/></text:p>
      <text:p text:style-name="P70"><text:span text:style-name="T510">#include &lt;iostream&gt;</text:span></text:p>
      <text:p text:style-name="P70"><text:span text:style-name="T510">#include &lt;string&gt;</text:span></text:p>
      <text:p text:style-name="P70"><text:span text:style-name="T510">#include &lt;cstdlib&gt;</text:span></text:p>
      <text:p text:style-name="P70"><text:span text:style-name="T510">#include &lt;time.h&gt;</text:span></text:p>
      <text:p text:style-name="P70"><text:span text:style-name="T511"/></text:p>
      <text:p text:style-name="P70"><text:span text:style-name="T512">using namespace std;</text:span></text:p>
      <text:p text:style-name="P70"><text:span text:style-name="T513"/></text:p>
      <text:p text:style-name="P70"><text:span text:style-name="T514">string s = "Today the opportunity had finally come.";</text:span></text:p>
      <text:p text:style-name="P70"><text:span text:style-name="T514">const int N = s.length(); // d</text:span><text:span text:style-name="T515">ługość łańcucha s</text:span></text:p>
      <text:p text:style-name="P70"><text:span text:style-name="T516"/></text:p>
      <text:p text:style-name="P70"><text:span text:style-name="T517">string p = "opportunity";</text:span></text:p>
      <text:p text:style-name="P70"><text:span text:style-name="T517">const int M = p.length(); // d</text:span><text:span text:style-name="T518">ługość wzorca p</text:span></text:p>
      <text:p text:style-name="P70"><text:span text:style-name="T519"/></text:p>
      <text:p text:style-name="P70"><text:span text:style-name="T520">const int zp = 65;<text:s text:c="2"/>// kod pierwszego znaku alfabetu</text:span></text:p>
      <text:p text:style-name="P70"><text:span text:style-name="T520">const int zk = 66;<text:s text:c="2"/>// kod ostatniego znaku alfabetu</text:span></text:p>
      <text:p text:style-name="P70"><text:span text:style-name="T521"/></text:p>
      <text:p text:style-name="P70"><text:span text:style-name="T522">int main( )</text:span></text:p>
      <text:p text:style-name="P70"><text:span text:style-name="T522">{</text:span></text:p>
      <text:p text:style-name="P70"><text:span text:style-name="T522"><text:s text:c="2"/>int Last [ zk - zp + 1 ], BMNext [ M + 1 ], Pi [ M + 1 ], b, i, j, pp;</text:span></text:p>
      <text:p text:style-name="P70"><text:span text:style-name="T522"><text:s text:c="2"/>srand ( ( unsigned )time ( NULL ) );</text:span></text:p>
      <text:p text:style-name="P70"><text:span text:style-name="T523"/></text:p>
      <text:p text:style-name="P70"><text:span text:style-name="T524">// wypisujemy wzorzec</text:span></text:p>
      <text:p text:style-name="P70"><text:span text:style-name="T525"/></text:p>
      <text:p text:style-name="P70"><text:span text:style-name="T526"><text:s text:c="2"/>cout &lt;&lt; p &lt;&lt; endl;</text:span></text:p>
      <text:p text:style-name="P70"><text:span text:style-name="T527"/></text:p>
      <text:p text:style-name="P70"><text:span text:style-name="T528">// wypisujemy<text:s/></text:span><text:span text:style-name="T529">łańcuch</text:span></text:p>
      <text:p text:style-name="P70"><text:span text:style-name="T530"/></text:p>
      <text:p text:style-name="P70"><text:span text:style-name="T531"><text:s text:c="2"/>cout &lt;&lt; s &lt;&lt; endl;</text:span></text:p>
      <text:p text:style-name="P70"><text:span text:style-name="T532"/></text:p>
      <text:p text:style-name="P70"><text:span text:style-name="T533">// dla wzorca obliczamy tablic</text:span><text:span text:style-name="T534">ę Last [ ] </text:span></text:p>
      <text:p text:style-name="P70"><text:span text:style-name="T535"/></text:p>
      <text:p text:style-name="P70"><text:span text:style-name="T536"><text:s text:c="2"/>for( i = 0; i &lt;= zk - zp; i++ ) Last [ i ] = -1;</text:span></text:p>
      <text:p text:style-name="P70"><text:span text:style-name="T536"><text:s text:c="2"/>for( i = 0; i &lt; M; i++ ) Last [ p [ i ] - zp ] = i;</text:span></text:p>
      <text:p text:style-name="P70"><text:span text:style-name="T537"/></text:p>
      <text:p text:style-name="P70"><text:span text:style-name="T538">// Etap I obliczania tablicy BMNext [ ] </text:span></text:p>
      <text:p text:style-name="P70"><text:span text:style-name="T539"/></text:p>
      <text:p text:style-name="P70"><text:span text:style-name="T540"><text:s text:c="2"/>for( i = 0; i &lt;= M; i++ ) BMNext [ i ] = 0;</text:span></text:p>
      <text:p text:style-name="P70"><text:span text:style-name="T540"><text:s text:c="2"/>i = M; b = M + 1; Pi [ i ] = b;</text:span></text:p>
      <text:p text:style-name="P70"><text:span text:style-name="T540"><text:s text:c="2"/>while( i &gt; 0 )</text:span></text:p>
      <text:p text:style-name="P70"><text:span text:style-name="T540"><text:s text:c="2"/>{</text:span></text:p>
      <text:p text:style-name="P70"><text:span text:style-name="T540"><text:s text:c="4"/>while( ( b &lt;= M ) &amp;&amp; ( p [ i - 1 ] != p [ b - 1 ] ) )</text:span></text:p>
      <text:p text:style-name="P70"><text:span text:style-name="T540"><text:s text:c="4"/>{</text:span></text:p>
      <text:p text:style-name="P70"><text:span text:style-name="T540"><text:s text:c="6"/>if( BMNext [ b ] == 0 ) BMNext [ b ] = b - i;</text:span></text:p>
      <text:p text:style-name="P70"><text:span text:style-name="T540"><text:s text:c="6"/>b = Pi [ b ];</text:span></text:p>
      <text:p text:style-name="P70"><text:span text:style-name="T540"><text:s text:c="4"/>}</text:span></text:p>
      <text:p text:style-name="P70"><text:span text:style-name="T540"><text:s text:c="4"/>Pi [ --i ] = --b;</text:span></text:p>
      <text:p text:style-name="P70"><text:span text:style-name="T540"><text:s text:c="2"/>}</text:span></text:p>
      <text:p text:style-name="P70"><text:span text:style-name="T541"/></text:p>
      <text:p text:style-name="P70"><text:span text:style-name="T542">// Etap II obliczania tablicy BMNext [ ] </text:span></text:p>
      <text:p text:style-name="P70"><text:span text:style-name="T543"/></text:p>
      <text:p text:style-name="P70"><text:span text:style-name="T544"><text:s text:c="2"/>b = Pi [ 0 ];</text:span></text:p>
      <text:p text:style-name="P70"><text:span text:style-name="T544"><text:s text:c="2"/>for( i = 0; i &lt;= M; i++ )</text:span></text:p>
      <text:p text:style-name="P70"><text:span text:style-name="T544"><text:s text:c="2"/>{</text:span></text:p>
      <text:p text:style-name="P70"><text:span text:style-name="T544"><text:s text:c="4"/>if( BMNext [ i ] == 0 ) BMNext [ i ] = b;</text:span></text:p>
      <text:p text:style-name="P70"><text:span text:style-name="T544"><text:s text:c="4"/>if( i == b ) b = Pi [ b ];</text:span></text:p>
      <text:p text:style-name="P70"><text:span text:style-name="T544"><text:s text:c="2"/>}</text:span></text:p>
      <text:p text:style-name="P70"><text:span text:style-name="T545"/></text:p>
      <text:p text:style-name="P70"><text:span text:style-name="T546">// szukamy pozycji wzorca w<text:s/></text:span><text:span text:style-name="T547">łańcuchu</text:span></text:p>
      <text:p text:style-name="P70"><text:span text:style-name="T548"/></text:p>
      <text:p text:style-name="P70"><text:span text:style-name="T549"><text:s text:c="2"/>pp = i = 0;</text:span></text:p>
      <text:p text:style-name="P70"><text:span text:style-name="T549"><text:s text:c="2"/>while( i &lt;= N - M )</text:span></text:p>
      <text:p text:style-name="P70"><text:span text:style-name="T549"><text:s text:c="2"/>{</text:span></text:p>
      <text:p text:style-name="P70"><text:span text:style-name="T549"><text:s text:c="4"/>j = M - 1;</text:span></text:p>
      <text:p text:style-name="P70"><text:span text:style-name="T549"><text:s text:c="4"/>while( ( j &gt; -1 ) &amp;&amp; ( p [ j ] == s [ i + j ] ) ) j--;</text:span></text:p>
      <text:p text:style-name="P70"><text:span text:style-name="T549"><text:s text:c="4"/>if( j == -1 )</text:span></text:p>
      <text:p text:style-name="P70"><text:span text:style-name="T549"><text:s text:c="4"/>{</text:span></text:p>
      <text:p text:style-name="P70"><text:span text:style-name="T549"><text:s text:c="6"/>while( pp &lt; i )</text:span></text:p>
      <text:p text:style-name="P70"><text:span text:style-name="T549"><text:s text:c="6"/>{</text:span></text:p>
      <text:p text:style-name="P70"><text:span text:style-name="T549"><text:s text:c="8"/>cout &lt;&lt; " "; pp++;</text:span></text:p>
      <text:p text:style-name="P70"><text:span text:style-name="T549"><text:s text:c="6"/>}</text:span></text:p>
      <text:p text:style-name="P70"><text:span text:style-name="T549"><text:s text:c="6"/>cout &lt;&lt; "^"; pp++;</text:span></text:p>
      <text:p text:style-name="P70"><text:span text:style-name="T549"><text:s text:c="6"/>i += BMNext [ 0 ];</text:span></text:p>
      <text:p text:style-name="P70"><text:span text:style-name="T549"><text:s text:c="4"/>}</text:span></text:p>
      <text:p text:style-name="P70"><text:span text:style-name="T549"><text:s text:c="4"/>else i += max ( BMNext [ j+1 ], j-Last [ s [ i+j ] -zp ] );</text:span></text:p>
      <text:p text:style-name="P70"><text:span text:style-name="T549"><text:s text:c="2"/>}</text:span></text:p>
      <text:p text:style-name="P70"><text:span text:style-name="T549"><text:s text:c="2"/>cout &lt;&lt; endl;</text:span></text:p>
      <text:p text:style-name="P70"><text:span text:style-name="T549"><text:s text:c="2"/>return 0;</text:span></text:p>
      <text:p text:style-name="P70"><text:span text:style-name="T549">} </text:span></text:p>
      <text:p text:style-name="P70"><text:span text:style-name="T549"/></text:p>
      <text:p text:style-name="P70"><text:span text:style-name="T550">Implementacja algorytmu naiwnego w C#</text:span></text:p>
      <text:p text:style-name="P70"><text:span text:style-name="T551"/></text:p>
      <text:p text:style-name="P70"><text:span text:style-name="T551">using System;</text:span></text:p>
      <text:p text:style-name="P70"><text:span text:style-name="T551">public static class Globals</text:span></text:p>
      <text:p text:style-name="P70"><text:span text:style-name="T551">{</text:span></text:p>
      <text:p text:style-name="P70"><text:span text:style-name="T551"><text:tab/>// Algorytm WWN z wartownikami</text:span></text:p>
      <text:p text:style-name="P70"><text:span text:style-name="T551"><text:tab/>// Data:<text:s text:c="3"/>30.05.2008</text:span></text:p>
      <text:p text:style-name="P70"><text:span text:style-name="T551"><text:tab/>// (C)2020 mgr Jerzy Wa</text:span><text:span text:style-name="T552">łaszek</text:span></text:p>
      <text:p text:style-name="P70"><text:span text:style-name="T552"><text:tab/>//-----------------------------</text:span></text:p>
      <text:p text:style-name="P70"><text:span text:style-name="T552"/></text:p>
      <text:p text:style-name="P70"><text:span text:style-name="T552"/></text:p>
      <text:p text:style-name="P70"><text:span text:style-name="T552"><text:tab/>internal static void Main()</text:span></text:p>
      <text:p text:style-name="P70"><text:span text:style-name="T552"><text:tab/>{</text:span></text:p>
      <text:p text:style-name="P70"><text:span text:style-name="T552"><text:tab/><text:s text:c="2"/>string s = "";</text:span></text:p>
      <text:p text:style-name="P70"><text:span text:style-name="T552"><text:tab/><text:s text:c="2"/>string p = "";</text:span></text:p>
      <text:p text:style-name="P70"><text:span text:style-name="T552"><text:tab/><text:s text:c="2"/>int i;</text:span></text:p>
      <text:p text:style-name="P70"><text:span text:style-name="T552"><text:tab/><text:s text:c="2"/>int j;</text:span></text:p>
      <text:p text:style-name="P70"><text:span text:style-name="T552"/></text:p>
      <text:p text:style-name="P70"><text:span text:style-name="T552"><text:tab/><text:s text:c="2"/>// generujemy łańcuch</text:span></text:p>
      <text:p text:style-name="P70"><text:span text:style-name="T552"><text:tab/><text:s text:c="2"/>s = "Today the opportunity had finally come.";</text:span></text:p>
      <text:p text:style-name="P70"><text:span text:style-name="T552"><text:tab/><text:s text:c="2"/>int N = s.Length;</text:span></text:p>
      <text:p text:style-name="P70"><text:span text:style-name="T552"/></text:p>
      <text:p text:style-name="P70"><text:span text:style-name="T552"><text:tab/><text:s text:c="2"/>// generujemy wzorzec</text:span></text:p>
      <text:p text:style-name="P70"><text:span text:style-name="T552"><text:tab/><text:s text:c="2"/>p = "opportunity";</text:span></text:p>
      <text:p text:style-name="P70"><text:span text:style-name="T552"><text:tab/><text:s text:c="2"/>int M = p.Length;</text:span></text:p>
      <text:p text:style-name="P70"><text:span text:style-name="T552"/></text:p>
      <text:p text:style-name="P70"><text:span text:style-name="T552"><text:tab/><text:s text:c="2"/>// wypisujemy wzorzec</text:span></text:p>
      <text:p text:style-name="P70"><text:span text:style-name="T552"><text:tab/><text:s text:c="2"/>Console.Write(p);</text:span></text:p>
      <text:p text:style-name="P70"><text:span text:style-name="T552"><text:tab/><text:s text:c="2"/>Console.Write("\n");</text:span></text:p>
      <text:p text:style-name="P70"><text:span text:style-name="T552"/></text:p>
      <text:p text:style-name="P70"><text:span text:style-name="T552"><text:tab/><text:s text:c="2"/>// wypisujemy łańcuch</text:span></text:p>
      <text:p text:style-name="P70"><text:span text:style-name="T552"><text:tab/><text:s text:c="2"/>Console.Write(s);</text:span></text:p>
      <text:p text:style-name="P70"><text:span text:style-name="T552"><text:tab/><text:s text:c="2"/>Console.Write("\n");</text:span></text:p>
      <text:p text:style-name="P70"><text:span text:style-name="T552"/></text:p>
      <text:p text:style-name="P70"><text:span text:style-name="T552"><text:tab/><text:s text:c="2"/>// dodajemy wartowników</text:span></text:p>
      <text:p text:style-name="P70"><text:span text:style-name="T552"><text:tab/><text:s text:c="2"/>s += "X";</text:span></text:p>
      <text:p text:style-name="P70"><text:span text:style-name="T552"><text:tab/><text:s text:c="2"/>p += "Y";</text:span></text:p>
      <text:p text:style-name="P70"><text:span text:style-name="T552"/></text:p>
      <text:p text:style-name="P70"><text:span text:style-name="T552"><text:tab/><text:s text:c="2"/>// szukamy wzorca w łańcuchu</text:span></text:p>
      <text:p text:style-name="P70"><text:span text:style-name="T552"><text:tab/><text:s text:c="2"/>for (i = 0; i &lt; N; i++)</text:span></text:p>
      <text:p text:style-name="P70"><text:span text:style-name="T552"><text:tab/><text:s text:c="2"/>{</text:span></text:p>
      <text:p text:style-name="P70"><text:span text:style-name="T552"><text:tab/><text:tab/>for (j = 0; s [i + j] == p [j]; j++) {}</text:span></text:p>
      <text:p text:style-name="P70"><text:span text:style-name="T552"><text:tab/><text:tab/>Console.Write((j == M ? "^": " "));</text:span></text:p>
      <text:p text:style-name="P70"><text:span text:style-name="T552"><text:tab/><text:s text:c="2"/>}</text:span></text:p>
      <text:p text:style-name="P70"><text:span text:style-name="T552"><text:tab/>}</text:span></text:p>
      <text:p text:style-name="P70"><text:span text:style-name="T552">}</text:span><text:span text:style-name="T553"/></text:p>
      <text:p text:style-name="P70"><text:span text:style-name="T553"/></text:p>
      <text:p text:style-name="P71"><text:span text:style-name="T554">Zadanie 2<text:s/></text:span><text:span text:style-name="T555">–</text:span><text:span text:style-name="T556"><text:s/>Szyfrowanie</text:span></text:p>
      <text:p text:style-name="P71"><text:span text:style-name="T557">1. Szyfr Cezara</text:span></text:p>
      <text:p text:style-name="P72"><draw:frame text:anchor-type="as-char" svg:width="152.66mm" svg:height="11.91mm" style:rel-width="scale" style:rel-height="scale"><draw:object-ole xlink:href="OleObj1"/><draw:image xlink:href="ObjectReplacements/OleObj1"/></draw:frame><text:span text:style-name="T558"/></text:p>
      <text:p text:style-name="P72"><draw:frame text:anchor-type="as-char" svg:width="263.79mm" svg:height="19.58mm" style:rel-width="scale" style:rel-height="scale"><draw:object-ole xlink:href="OleObj2"/><draw:image xlink:href="ObjectReplacements/OleObj2"/></draw:frame><text:span text:style-name="T558"/></text:p>
      <text:p text:style-name="P72"><text:span text:style-name="T558"/></text:p>
      <text:p text:style-name="P72"><text:span text:style-name="T558"/></text:p>
      <text:p text:style-name="P73"><text:span text:style-name="T559">2. Szyfrowanie z pseudo-losowym dost</text:span><text:span text:style-name="T560">ępem </text:span></text:p>
      <text:p text:style-name="P74"><draw:frame text:anchor-type="as-char" svg:width="153.46mm" svg:height="15.61mm" style:rel-width="scale" style:rel-height="scale"><draw:object-ole xlink:href="OleObj3"/><draw:image xlink:href="ObjectReplacements/OleObj3"/></draw:frame><text:span text:style-name="T561"/></text:p>
      <text:p text:style-name="P74"><draw:frame text:anchor-type="as-char" svg:width="263.26mm" svg:height="24.08mm" style:rel-width="scale" style:rel-height="scale"><draw:object-ole xlink:href="OleObj4"/><draw:image xlink:href="ObjectReplacements/OleObj4"/></draw:frame><text:span text:style-name="T561"/></text:p>
      <text:p text:style-name="P74"><text:span text:style-name="T561"/></text:p>
      <text:p text:style-name="P75"><text:span text:style-name="T562">3. Szyfr przedstawieniowy</text:span></text:p>
      <text:p text:style-name="P76"><draw:frame text:anchor-type="as-char" svg:width="153.99mm" svg:height="9.79mm" style:rel-width="scale" style:rel-height="scale"><draw:object-ole xlink:href="OleObj5"/><draw:image xlink:href="ObjectReplacements/OleObj5"/></draw:frame><text:span text:style-name="T563"/></text:p>
      <text:p text:style-name="P76"><draw:frame text:anchor-type="as-char" svg:width="264.32mm" svg:height="20.37mm" style:rel-width="scale" style:rel-height="scale"><draw:object-ole xlink:href="OleObj6"/><draw:image xlink:href="ObjectReplacements/OleObj6"/></draw:frame><text:span text:style-name="T563"/></text:p>
      <text:p text:style-name="P76"><text:span text:style-name="T563"/></text:p>
      <text:p text:style-name="P77"><text:span text:style-name="T564">4. Szyfr Enigmy</text:span></text:p>
      <text:p text:style-name="P78"><draw:frame text:anchor-type="as-char" svg:width="28.05mm" svg:height="24.08mm" style:rel-width="scale" style:rel-height="scale"><draw:object-ole xlink:href="OleObj7"/><draw:image xlink:href="ObjectReplacements/OleObj7"/></draw:frame><text:span text:style-name="T565"/></text:p>
      <text:p text:style-name="P78"><draw:frame text:anchor-type="as-char" svg:width="18.26mm" svg:height="24.87mm" style:rel-width="scale" style:rel-height="scale"><draw:object-ole xlink:href="OleObj8"/><draw:image xlink:href="ObjectReplacements/OleObj8"/></draw:frame><text:span text:style-name="T565"/></text:p>
      <text:p text:style-name="P78"><text:span text:style-name="T565"/></text:p>
      <text:p text:style-name="P79"><text:span text:style-name="T566">5. Szyfr RSA</text:span></text:p>
      <text:p text:style-name="P80"><draw:frame text:anchor-type="as-char" svg:width="43.66mm" svg:height="30.16mm" style:rel-width="scale" style:rel-height="scale"><draw:object-ole xlink:href="OleObj9"/><draw:image xlink:href="ObjectReplacements/OleObj9"/></draw:frame><text:span text:style-name="T567"/></text:p>
      <text:p text:style-name="P80"><draw:frame text:anchor-type="as-char" svg:width="81.23mm" svg:height="49.21mm" style:rel-width="scale" style:rel-height="scale"><draw:object-ole xlink:href="OleObj10"/><draw:image xlink:href="ObjectReplacements/OleObj10"/></draw:frame><text:span text:style-name="T567"/></text:p>
      <text:p text:style-name="P81"><text:span text:style-name="T567"/></text:p>
      <text:p text:style-name="P82"><draw:frame text:anchor-type="as-char" svg:width="42.60mm" svg:height="29.63mm" style:rel-width="scale" style:rel-height="scale"><draw:object-ole xlink:href="OleObj11"/><draw:image xlink:href="ObjectReplacements/OleObj11"/></draw:frame><text:span text:style-name="T567"/></text:p>
      <text:p text:style-name="P82"><draw:frame text:anchor-type="as-char" svg:width="51.86mm" svg:height="47.10mm" style:rel-width="scale" style:rel-height="scale"><draw:object-ole xlink:href="OleObj12"/><draw:image xlink:href="ObjectReplacements/OleObj12"/></draw:frame><text:span text:style-name="T567"/></text:p>
      <text:p text:style-name="P82"><text:span text:style-name="T567"/></text:p>
      <text:p text:style-name="P83"><text:span text:style-name="T568">Dyskusja na temat<text:s/></text:span><text:span text:style-name="T569">szyfru przestawieniowego</text:span><text:span text:style-name="T570"/></text:p>
      <text:p text:style-name="P83"><text:span text:style-name="T571">Z</text:span><text:span text:style-name="T572">łożoność obliczeniowa: Mała. Zależy od kodu i długości tekstu, ale w najbardziej pesymistycznym przypadku</text:span></text:p>
      <text:p text:style-name="P84"><text:span text:style-name="T573">Zalety:<text:s/></text:span><text:span text:style-name="T574">Prosty w implementacji. </text:span></text:p>
      <text:p text:style-name="P84"><text:span text:style-name="T575">Wady:</text:span><text:span text:style-name="T576"><text:s/></text:span><text:span text:style-name="T577">Skoro wszystkie litery z których się składał tekst są zawarte w nim to łatwo go złamać.<text:s/></text:span><text:span text:style-name="T5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